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979in" fo:margin-left="-0.075in" fo:margin-top="0in" fo:margin-bottom="0in" table:align="left" style:writing-mode="lr-tb"/>
    </style:style>
    <style:style style:name="Table1.A" style:family="table-column">
      <style:table-column-properties style:column-width="3.1243in"/>
    </style:style>
    <style:style style:name="Table1.B" style:family="table-column">
      <style:table-column-properties style:column-width="1.9521in"/>
    </style:style>
    <style:style style:name="Table1.C" style:family="table-column">
      <style:table-column-properties style:column-width="0.1951in"/>
    </style:style>
    <style:style style:name="Table1.D" style:family="table-column">
      <style:table-column-properties style:column-width="2.026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2" style:family="table-row">
      <style:table-row-properties style:min-row-height="0.2118in" style:keep-together="true" fo:keep-together="auto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2" style:family="table">
      <style:table-properties style:width="6.6708in" fo:margin-left="-0.075in" fo:margin-top="0in" fo:margin-bottom="0in" table:align="left" style:writing-mode="lr-tb"/>
    </style:style>
    <style:style style:name="Table2.A" style:family="table-column">
      <style:table-column-properties style:column-width="3.1264in"/>
    </style:style>
    <style:style style:name="Table2.B" style:family="table-column">
      <style:table-column-properties style:column-width="3.544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8056in"/>
    </style:style>
    <style:style style:name="Table3.B" style:family="table-column">
      <style:table-column-properties style:column-width="0.409in"/>
    </style:style>
    <style:style style:name="Table3.C" style:family="table-column">
      <style:table-column-properties style:column-width="2.21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0069in solid #00000a"/>
    </style:style>
    <style:style style:name="Table3.B2" style:family="table-cell">
      <style:table-cell-properties style:vertical-align="bottom" fo:padding-left="0.075in" fo:padding-right="0.075in" fo:padding-top="0in" fo:padding-bottom="0in" fo:border-left="none" fo:border-right="none" fo:border-top="0.0069in solid #00000a" fo:border-bottom="none"/>
    </style:style>
    <style:style style:name="Table3.A3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7.3347in" fo:margin-left="-0.075in" fo:margin-top="0in" fo:margin-bottom="0in" table:align="left" style:writing-mode="lr-tb"/>
    </style:style>
    <style:style style:name="Table4.A" style:family="table-column">
      <style:table-column-properties style:column-width="2.1653in"/>
    </style:style>
    <style:style style:name="Table4.B" style:family="table-column">
      <style:table-column-properties style:column-width="1.8618in"/>
    </style:style>
    <style:style style:name="Table4.C" style:family="table-column">
      <style:table-column-properties style:column-width="0.1972in"/>
    </style:style>
    <style:style style:name="Table4.D" style:family="table-column">
      <style:table-column-properties style:column-width="1.4451in"/>
    </style:style>
    <style:style style:name="Table4.E" style:family="table-column">
      <style:table-column-properties style:column-width="0.2215in"/>
    </style:style>
    <style:style style:name="Table4.F" style:family="table-column">
      <style:table-column-properties style:column-width="1.4438in"/>
    </style:style>
    <style:style style:name="Table4.1" style:family="table-row">
      <style:table-row-properties style:min-row-height="0.2563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D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4.F1" style:family="table-cell">
      <style:table-cell-properties style:vertical-align="bottom" fo:padding-left="0.075in" fo:padding-right="0.075in" fo:padding-top="0in" fo:padding-bottom="0in" fo:border-left="none" fo:border-right="none" fo:border-top="none" fo:border-bottom="0.0069in solid #00000a"/>
    </style:style>
    <style:style style:name="Table4.2" style:family="table-row">
      <style:table-row-properties style:keep-together="true" fo:keep-together="auto"/>
    </style:style>
    <style:style style:name="Table4.D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5" style:family="table">
      <style:table-properties style:width="7.3347in" fo:margin-left="-0.075in" fo:margin-top="0in" fo:margin-bottom="0in" table:align="left" style:writing-mode="lr-tb"/>
    </style:style>
    <style:style style:name="Table5.A" style:family="table-column">
      <style:table-column-properties style:column-width="0.2986in"/>
    </style:style>
    <style:style style:name="Table5.B" style:family="table-column">
      <style:table-column-properties style:column-width="1.3924in"/>
    </style:style>
    <style:style style:name="Table5.C" style:family="table-column">
      <style:table-column-properties style:column-width="1.175in"/>
    </style:style>
    <style:style style:name="Table5.D" style:family="table-column">
      <style:table-column-properties style:column-width="1.1431in"/>
    </style:style>
    <style:style style:name="Table5.E" style:family="table-column">
      <style:table-column-properties style:column-width="1.1701in"/>
    </style:style>
    <style:style style:name="Table5.F" style:family="table-column">
      <style:table-column-properties style:column-width="1.0417in"/>
    </style:style>
    <style:style style:name="Table5.G" style:family="table-column">
      <style:table-column-properties style:column-width="1.113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5.2" style:family="table-row">
      <style:table-row-properties style:min-row-height="0.3958in" style:keep-together="true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="0.0069in solid #00000a"/>
    </style:style>
    <style:style style:name="Table5.3" style:family="table-row">
      <style:table-row-properties style:min-row-height="0.1889in" style:keep-together="true" fo:keep-together="auto"/>
    </style:style>
    <style:style style:name="Table5.4" style:family="table-row">
      <style:table-row-properties style:min-row-height="0.1917in" style:keep-together="true" fo:keep-together="auto"/>
    </style:style>
    <style:style style:name="Table5.5" style:family="table-row">
      <style:table-row-properties style:min-row-height="0.1938in" style:keep-together="true" fo:keep-together="auto"/>
    </style:style>
    <style:style style:name="Table5.6" style:family="table-row">
      <style:table-row-properties style:min-row-height="0.384in" style:keep-together="true" fo:keep-together="auto"/>
    </style:style>
    <style:style style:name="Table5.7" style:family="table-row">
      <style:table-row-properties style:min-row-height="0.5181in" style:keep-together="true" fo:keep-together="auto"/>
    </style:style>
    <style:style style:name="Table5.8" style:family="table-row">
      <style:table-row-properties style:min-row-height="0.2799in" style:keep-together="true" fo:keep-together="auto"/>
    </style:style>
    <style:style style:name="Table5.9" style:family="table-row">
      <style:table-row-properties style:min-row-height="0.3847in" style:keep-together="true" fo:keep-together="auto"/>
    </style:style>
    <style:style style:name="Table6" style:family="table">
      <style:table-properties style:width="7.3347in" fo:margin-left="-0.075in" fo:margin-top="0in" fo:margin-bottom="0in" table:align="left" style:writing-mode="lr-tb"/>
    </style:style>
    <style:style style:name="Table6.A" style:family="table-column">
      <style:table-column-properties style:column-width="7.334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/>
    </style:style>
    <style:style style:name="Table7" style:family="table">
      <style:table-properties style:width="3.3333in" fo:margin-left="1.4326in" fo:margin-top="0in" fo:margin-bottom="0in" table:align="left" fo:background-color="#ffffff" style:writing-mode="lr-tb">
        <style:background-image/>
      </style:table-properties>
    </style:style>
    <style:style style:name="Table7.A" style:family="table-column">
      <style:table-column-properties style:column-width="0.4181in"/>
    </style:style>
    <style:style style:name="Table7.B" style:family="table-column">
      <style:table-column-properties style:column-width="0.4153in"/>
    </style:style>
    <style:style style:name="Table7.C" style:family="table-column">
      <style:table-column-properties style:column-width="0.4194in"/>
    </style:style>
    <style:style style:name="Table7.D" style:family="table-column">
      <style:table-column-properties style:column-width="0.416in"/>
    </style:style>
    <style:style style:name="Table7.H" style:family="table-column">
      <style:table-column-properties style:column-width="0.4167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bottom" fo:background-color="#0099ff" fo:padding="0in" fo:border="0.0069in solid #0099ff">
        <style:background-image/>
      </style:table-cell-properties>
    </style:style>
    <style:style style:name="Table7.B2" style:family="table-cell">
      <style:table-cell-properties style:vertical-align="bottom" fo:background-color="#ffffff" fo:padding="0in" fo:border-left="none" fo:border-right="none" fo:border-top="0.0069in solid #ededed" fo:border-bottom="none">
        <style:background-image/>
      </style:table-cell-properties>
    </style:style>
    <style:style style:name="P1" style:family="paragraph" style:parent-style-name="текст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текст">
      <style:paragraph-properties fo:text-align="justify" style:justify-single-word="false"/>
    </style:style>
    <style:style style:name="P3" style:family="paragraph" style:parent-style-name="текст">
      <style:paragraph-properties fo:text-align="center" style:justify-single-word="false"/>
    </style:style>
    <style:style style:name="P4" style:family="paragraph" style:parent-style-name="текст">
      <style:paragraph-properties fo:text-align="justify" style:justify-single-word="false"/>
      <style:text-properties fo:color="#ff0000"/>
    </style:style>
    <style:style style:name="P5" style:family="paragraph" style:parent-style-name="текст">
      <style:paragraph-properties fo:text-align="justify" style:justify-single-word="false"/>
      <style:text-properties fo:language="en" fo:country="US"/>
    </style:style>
    <style:style style:name="P6" style:family="paragraph" style:parent-style-name="текст">
      <style:text-properties fo:font-size="16pt" style:font-size-asian="16pt" style:font-size-complex="16pt"/>
    </style:style>
    <style:style style:name="P7" style:family="paragraph" style:parent-style-name="текст">
      <style:paragraph-properties fo:margin-left="0in" fo:margin-right="0in" fo:text-indent="0in" style:auto-text-indent="false"/>
    </style:style>
    <style:style style:name="P8" style:family="paragraph" style:parent-style-name="текст">
      <style:paragraph-properties fo:margin-left="0in" fo:margin-right="0in" fo:text-indent="0in" style:auto-text-indent="false"/>
      <style:text-properties fo:font-weight="bold" style:font-weight-asian="bold"/>
    </style:style>
    <style:style style:name="P9" style:family="paragraph" style:parent-style-name="текст">
      <style:paragraph-properties fo:margin-left="0in" fo:margin-right="0in" fo:text-indent="0in" style:auto-text-indent="false"/>
      <style:text-properties fo:font-weight="bold" style:font-weight-asian="bold" style:font-name-complex="Times New Roman1" style:font-size-complex="14pt"/>
    </style:style>
    <style:style style:name="P10" style:family="paragraph" style:parent-style-name="текст">
      <style:paragraph-properties fo:margin-left="0in" fo:margin-right="0in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line-height="90%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line-height="90%" fo:text-align="center" style:justify-single-word="false" fo:text-indent="0in" style:auto-text-indent="false"/>
      <style:text-properties fo:font-size="10pt" style:font-size-asian="10pt"/>
    </style:style>
    <style:style style:name="P13" style:family="paragraph" style:parent-style-name="текст">
      <style:paragraph-properties fo:margin-left="-0.4925in" fo:margin-right="0in" fo:text-indent="0.5909in" style:auto-text-indent="false"/>
    </style:style>
    <style:style style:name="P14" style:family="paragraph" style:parent-style-name="текст">
      <style:paragraph-properties fo:margin-left="-0.4925in" fo:margin-right="0in" fo:text-align="justify" style:justify-single-word="false" fo:text-indent="0.5909in" style:auto-text-indent="false"/>
    </style:style>
    <style:style style:name="P15" style:family="paragraph" style:parent-style-name="текст">
      <style:paragraph-properties fo:margin-left="-0.4925in" fo:margin-right="0in" fo:text-align="justify" style:justify-single-word="false" fo:text-indent="0.5909in" style:auto-text-indent="false"/>
      <style:text-properties fo:color="#ff0000"/>
    </style:style>
    <style:style style:name="P16" style:family="paragraph" style:parent-style-name="текст">
      <style:paragraph-properties fo:margin-left="-0.4925in" fo:margin-right="0in" fo:text-align="justify" style:justify-single-word="false" fo:text-indent="0.4925in" style:auto-text-indent="false"/>
    </style:style>
    <style:style style:name="P17" style:family="paragraph" style:parent-style-name="текст">
      <style:paragraph-properties fo:margin-left="-0.4925in" fo:margin-right="0in" fo:text-align="justify" style:justify-single-word="false" fo:text-indent="0.4925in" style:auto-text-indent="false"/>
      <style:text-properties fo:color="#000000"/>
    </style:style>
    <style:style style:name="P18" style:family="paragraph" style:parent-style-name="текст">
      <style:paragraph-properties fo:margin-left="-0.2957in" fo:margin-right="0in" fo:text-align="center" style:justify-single-word="false" fo:text-indent="0.4925in" style:auto-text-indent="false"/>
    </style:style>
    <style:style style:name="P19" style:family="paragraph" style:parent-style-name="текст">
      <style:paragraph-properties fo:margin-left="0.7425in" fo:margin-right="0in" fo:text-align="center" style:justify-single-word="false" fo:text-indent="-0.7425in" style:auto-text-indent="false"/>
    </style:style>
    <style:style style:name="P20" style:family="paragraph" style:parent-style-name="текст">
      <style:paragraph-properties fo:margin-left="0.7425in" fo:margin-right="0in" fo:text-indent="0in" style:auto-text-indent="false"/>
    </style:style>
    <style:style style:name="P21" style:family="paragraph" style:parent-style-name="текст">
      <style:paragraph-properties fo:margin-left="-0.2957in" fo:margin-right="0in" fo:text-indent="0.3945in" style:auto-text-indent="false"/>
    </style:style>
    <style:style style:name="P22" style:family="paragraph" style:parent-style-name="текст">
      <style:paragraph-properties fo:margin-left="0.0984in" fo:margin-right="0in" fo:text-indent="0in" style:auto-text-indent="false"/>
    </style:style>
    <style:style style:name="P23" style:family="paragraph" style:parent-style-name="текст">
      <style:paragraph-properties fo:margin-left="0.0984in" fo:margin-right="0in" fo:text-indent="0in" style:auto-text-indent="false"/>
      <style:text-properties fo:language="en" fo:country="US"/>
    </style:style>
    <style:style style:name="P24" style:family="paragraph" style:parent-style-name="Абзац_20_списка1">
      <style:paragraph-properties fo:margin-left="0.1972in" fo:margin-right="0in" fo:line-height="90%" fo:text-align="justify" style:justify-single-word="false" fo:text-indent="0in" style:auto-text-indent="false" fo:background-color="#ffffff">
        <style:background-image/>
      </style:paragraph-properties>
      <style:text-properties style:font-name="Times New Roman" fo:font-weight="bold" style:font-weight-asian="bold" style:font-name-complex="Times New Roman1"/>
    </style:style>
    <style:style style:name="P2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fo:orphans="2" fo:widows="2"/>
    </style:style>
    <style:style style:name="P28" style:family="paragraph" style:parent-style-name="Standard">
      <style:paragraph-properties fo:line-height="90%"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0" style:family="paragraph" style:parent-style-name="Standard">
      <style:paragraph-properties fo:line-height="90%" fo:text-align="center" style:justify-single-word="false"/>
      <style:text-properties style:font-name="Times New Roman" style:font-name-complex="Times New Roman1"/>
    </style:style>
    <style:style style:name="P3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line-height="115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7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8" style:family="paragraph" style:parent-style-name="Standard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1" style:font-size-complex="8pt"/>
    </style:style>
    <style:style style:name="P4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1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 fo:orphans="2" fo:widows="2"/>
    </style:style>
    <style:style style:name="P47" style:family="paragraph" style:parent-style-name="Standard">
      <style:paragraph-properties fo:text-align="center" style:justify-single-word="false"/>
      <style:text-properties fo:color="#7f7f7f" style:font-name="Times New Roman" style:font-name-complex="Times New Roman1"/>
    </style:style>
    <style:style style:name="P48" style:family="paragraph" style:parent-style-name="Standard">
      <style:paragraph-properties fo:text-align="center" style:justify-single-word="false"/>
      <style:text-properties fo:color="#7f7f7f" style:font-name="Times New Roman" fo:font-size="12pt" style:font-size-asian="12pt" style:font-name-complex="Times New Roman1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7f7f7f" style:font-name="Times New Roman" fo:font-size="8pt" style:font-size-asian="8pt" style:font-name-complex="Times New Roman1" style:font-size-complex="8pt"/>
    </style:style>
    <style:style style:name="P50" style:family="paragraph" style:parent-style-name="Standard">
      <style:text-properties fo:language="en" fo:country="US"/>
    </style:style>
    <style:style style:name="P51" style:family="paragraph" style:parent-style-name="Standard">
      <style:paragraph-properties fo:text-align="justify" style:justify-single-word="false"/>
      <style:text-properties fo:color="#ff0000" style:font-name="Times New Roman" fo:font-size="12pt" style:font-size-asian="12pt" style:font-name-complex="Times New Roman1" style:font-size-complex="12pt"/>
    </style:style>
    <style:style style:name="P52" style:family="paragraph" style:parent-style-name="Standard">
      <style:paragraph-properties fo:text-align="justify" style:justify-single-word="false" fo:orphans="2" fo:widows="2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text-align="center" style:justify-single-word="false" fo:orphans="2" fo:widows="2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54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5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2pt" style:font-size-asian="12pt" style:font-name-complex="Times New Roman1"/>
    </style:style>
    <style:style style:name="P56" style:family="paragraph" style:parent-style-name="Standard">
      <style:paragraph-properties fo:text-align="center" style:justify-single-word="false" fo:background-color="#ffffff">
        <style:tab-stops>
          <style:tab-stop style:position="0.75in"/>
        </style:tab-stops>
        <style:background-image/>
      </style:paragraph-properties>
      <style:text-properties fo:font-weight="bold" style:font-weight-asian="bold"/>
    </style:style>
    <style:style style:name="P5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Times New Roman" style:font-name-complex="Times New Roman1"/>
    </style:style>
    <style:style style:name="P5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style:font-name="Times New Roman" fo:letter-spacing="-0.0016in" style:font-name-complex="Times New Roman1"/>
    </style:style>
    <style:style style:name="P59" style:family="paragraph" style:parent-style-name="Standard">
      <style:paragraph-properties fo:margin-top="0in" fo:margin-bottom="0.0693in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0" style:family="paragraph" style:parent-style-name="Абзац_20_списка1" style:list-style-name="WWNum1">
      <style:paragraph-properties fo:margin-left="0.1972in" fo:margin-right="0in" fo:line-height="90%" fo:text-align="justify" style:justify-single-word="false" fo:text-indent="0in" style:auto-text-indent="false" fo:background-color="#ffffff">
        <style:background-image/>
      </style:paragraph-properties>
      <style:text-properties fo:color="#000000" style:font-name="Times New Roman" style:font-name-complex="Times New Roman1"/>
    </style:style>
    <style:style style:name="P61" style:family="paragraph" style:parent-style-name="Глава" style:list-style-name="">
      <style:paragraph-properties fo:text-align="center" style:justify-single-word="false"/>
      <style:text-properties fo:font-variant="normal" fo:text-transform="none"/>
    </style:style>
    <style:style style:name="P62" style:family="paragraph" style:parent-style-name="Глава" style:list-style-name="">
      <style:paragraph-properties fo:text-align="center" style:justify-single-word="false"/>
      <style:text-properties fo:font-variant="normal" fo:text-transform="none" fo:font-size="16pt" style:font-size-asian="16pt" style:font-size-complex="16pt"/>
    </style:style>
    <style:style style:name="P63" style:family="paragraph" style:parent-style-name="Глава" style:list-style-name="">
      <style:paragraph-properties fo:text-align="center" style:justify-single-word="false" fo:break-before="page"/>
      <style:text-properties fo:font-variant="normal" fo:text-transform="none"/>
    </style:style>
    <style:style style:name="P64" style:family="paragraph" style:parent-style-name="Глава" style:list-style-name="">
      <style:paragraph-properties fo:margin-left="0.9925in" fo:margin-right="0in" fo:text-indent="0in" style:auto-text-indent="false"/>
    </style:style>
    <style:style style:name="P65" style:family="paragraph" style:parent-style-name="Глава" style:list-style-name="">
      <style:paragraph-properties fo:margin-left="0.9925in" fo:margin-right="0in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6" style:family="paragraph" style:parent-style-name="Глава" style:list-style-name="">
      <style:paragraph-properties fo:margin-left="-0.3937in" fo:margin-right="0in" fo:text-indent="0.3937in" style:auto-text-indent="false"/>
      <style:text-properties fo:font-variant="normal" fo:text-transform="none" fo:font-weight="normal" style:font-weight-asian="normal"/>
    </style:style>
    <style:style style:name="P67" style:family="paragraph" style:parent-style-name="Глава" style:list-style-name="">
      <style:paragraph-properties fo:margin-left="-0.3937in" fo:margin-right="0in" fo:text-align="justify" style:justify-single-word="false" fo:text-indent="0.3937in" style:auto-text-indent="false"/>
      <style:text-properties fo:font-variant="normal" fo:text-transform="none" fo:font-weight="normal" style:font-weight-asian="normal"/>
    </style:style>
    <style:style style:name="P68" style:family="paragraph" style:parent-style-name="текст">
      <style:paragraph-properties fo:margin-left="0in" fo:margin-right="0in" fo:text-indent="0in" style:auto-text-indent="false"/>
      <style:text-properties style:font-name-complex="Times New Roman1" style:font-size-complex="14pt"/>
    </style:style>
    <style:style style:name="P69" style:family="paragraph" style:parent-style-name="текст">
      <style:paragraph-properties fo:margin-left="0in" fo:margin-right="0in" fo:text-align="justify" style:justify-single-word="false" fo:text-indent="0in" style:auto-text-indent="false"/>
      <style:text-properties fo:font-weight="bold" style:font-weight-asian="bold"/>
    </style:style>
    <style:style style:name="P70" style:family="paragraph" style:parent-style-name="текст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71" style:family="paragraph" style:parent-style-name="текст">
      <style:paragraph-properties fo:margin-left="0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72" style:family="paragraph" style:parent-style-name="текст" style:list-style-name="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style:font-size-asian="16pt" style:font-weight-asian="bold" style:font-size-complex="16pt"/>
    </style:style>
    <style:style style:name="P73" style:family="paragraph" style:parent-style-name="текст">
      <style:paragraph-properties fo:text-align="justify" style:justify-single-word="false"/>
      <style:text-properties fo:font-weight="bold" style:font-weight-asian="bold"/>
    </style:style>
    <style:style style:name="P74" style:family="paragraph" style:parent-style-name="текст">
      <style:paragraph-properties fo:text-align="justify" style:justify-single-word="false"/>
      <style:text-properties fo:color="#ff0000" fo:language="en" fo:country="US"/>
    </style:style>
    <style:style style:name="P75" style:family="paragraph" style:parent-style-name="текст" style:list-style-name="WWNum13"/>
    <style:style style:name="P76" style:family="paragraph" style:parent-style-name="текст" style:list-style-name="WWNum13">
      <style:text-properties style:font-size-complex="14pt"/>
    </style:style>
    <style:style style:name="P77" style:family="paragraph" style:parent-style-name="текст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8" style:family="paragraph" style:parent-style-name="текст">
      <style:text-properties fo:font-size="16pt" fo:language="en" fo:country="US" style:font-size-asian="16pt" style:font-size-complex="16pt"/>
    </style:style>
    <style:style style:name="P79" style:family="paragraph" style:parent-style-name="текст">
      <style:text-properties fo:font-size="16pt" style:font-size-asian="16pt" style:font-size-complex="16pt"/>
    </style:style>
    <style:style style:name="P80" style:family="paragraph" style:parent-style-name="текст">
      <style:paragraph-properties fo:margin-left="-0.4925in" fo:margin-right="0in" fo:text-align="justify" style:justify-single-word="false" fo:text-indent="0.5909in" style:auto-text-indent="false"/>
      <style:text-properties fo:color="#ff0000" fo:language="en" fo:country="US"/>
    </style:style>
    <style:style style:name="P81" style:family="paragraph" style:parent-style-name="текст">
      <style:paragraph-properties fo:margin-left="-0.4925in" fo:margin-right="0in" fo:text-align="justify" style:justify-single-word="false" fo:text-indent="0.5909in" style:auto-text-indent="false"/>
      <style:text-properties fo:color="#000000"/>
    </style:style>
    <style:style style:name="P82" style:family="paragraph" style:parent-style-name="текст">
      <style:paragraph-properties fo:margin-left="-0.4925in" fo:margin-right="0in" fo:text-align="justify" style:justify-single-word="false" fo:text-indent="0.4925in" style:auto-text-indent="false"/>
      <style:text-properties fo:color="#000000"/>
    </style:style>
    <style:style style:name="P83" style:family="paragraph" style:parent-style-name="текст">
      <style:paragraph-properties fo:margin-left="-0.4925in" fo:margin-right="0in" fo:text-align="justify" style:justify-single-word="false" fo:text-indent="0.4925in" style:auto-text-indent="false"/>
      <style:text-properties fo:color="#000000" fo:language="en" fo:country="US"/>
    </style:style>
    <style:style style:name="P84" style:family="paragraph" style:parent-style-name="текст">
      <style:paragraph-properties fo:margin-left="-0.4925in" fo:margin-right="0in" fo:text-align="justify" style:justify-single-word="false" fo:text-indent="0.4925in" style:auto-text-indent="false"/>
      <style:text-properties fo:color="#ff0000" fo:language="en" fo:country="US"/>
    </style:style>
    <style:style style:name="P85" style:family="paragraph" style:parent-style-name="подпункты" style:list-style-name="">
      <style:paragraph-properties fo:text-align="center" style:justify-single-word="false"/>
    </style:style>
    <style:style style:name="P86" style:family="paragraph" style:parent-style-name="подпункты" style:list-style-name="">
      <style:paragraph-properties fo:margin-left="0.7425in" fo:margin-right="0in" fo:text-indent="0.4925in" style:auto-text-indent="false"/>
    </style:style>
    <style:style style:name="P87" style:family="paragraph" style:parent-style-name="подпункты" style:list-style-name="">
      <style:paragraph-properties fo:margin-left="0.7425in" fo:margin-right="0in" fo:text-align="start" style:justify-single-word="false" fo:text-indent="0.4925in" style:auto-text-indent="false"/>
      <style:text-properties fo:font-weight="normal" style:font-weight-asian="normal"/>
    </style:style>
    <style:style style:name="P88" style:family="paragraph" style:parent-style-name="подпункты" style:list-style-name="">
      <style:paragraph-properties fo:margin-left="-0.3937in" fo:margin-right="0in" fo:text-indent="0.0528in" style:auto-text-indent="false"/>
      <style:text-properties fo:font-weight="normal" style:font-weight-asian="normal"/>
    </style:style>
    <style:style style:name="P89" style:family="paragraph" style:parent-style-name="подпункты" style:list-style-name="">
      <style:paragraph-properties fo:margin-left="-0.3409in" fo:margin-right="0in" fo:text-indent="0.4925in" style:auto-text-indent="false"/>
      <style:text-properties fo:font-weight="normal" style:font-weight-asian="normal"/>
    </style:style>
    <style:style style:name="P90" style:family="paragraph" style:parent-style-name="подпункты" style:list-style-name="">
      <style:paragraph-properties fo:margin-left="-0.3409in" fo:margin-right="0in" fo:text-align="start" style:justify-single-word="false" fo:text-indent="0.4925in" style:auto-text-indent="false"/>
      <style:text-properties fo:font-weight="normal" style:font-weight-asian="normal"/>
    </style:style>
    <style:style style:name="P91" style:family="paragraph" style:parent-style-name="подпункты" style:list-style-name="">
      <style:paragraph-properties fo:margin-left="-0.3409in" fo:margin-right="0in" fo:text-indent="0.4925in" style:auto-text-indent="false"/>
    </style:style>
    <style:style style:name="P92" style:family="paragraph" style:parent-style-name="подпункты" style:list-style-name="">
      <style:paragraph-properties fo:margin-left="1.8256in" fo:margin-right="0in" fo:text-align="start" style:justify-single-word="false" fo:text-indent="0.4925in" style:auto-text-indent="false"/>
      <style:text-properties fo:font-weight="normal" style:font-weight-asian="normal"/>
    </style:style>
    <style:style style:name="P93" style:family="paragraph" style:parent-style-name="подпункты" style:list-style-name="">
      <style:paragraph-properties fo:margin-left="1.8256in" fo:margin-right="0in" fo:text-indent="0.4925in" style:auto-text-indent="false"/>
    </style:style>
    <style:style style:name="P94" style:family="paragraph" style:parent-style-name="два_20_раза_20_подменю" style:list-style-name="">
      <style:paragraph-properties fo:margin-left="0.4925in" fo:margin-right="0in" fo:text-align="center" style:justify-single-word="false" fo:text-indent="0.4925in" style:auto-text-indent="false"/>
      <style:text-properties style:font-name-asian="Calibri1" style:language-asian="ru" style:country-asian="RU"/>
    </style:style>
    <style:style style:name="P95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</style:style>
    <style:style style:name="P96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  <style:text-properties fo:color="#92d050"/>
    </style:style>
    <style:style style:name="P97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  <style:text-properties fo:color="#92d050" fo:language="en" fo:country="US"/>
    </style:style>
    <style:style style:name="P98" style:family="paragraph" style:parent-style-name="два_20_раза_20_подменю" style:list-style-name="">
      <style:paragraph-properties fo:margin-left="0.4925in" fo:margin-right="0in" fo:text-align="center" style:justify-single-word="false" fo:text-indent="0.4925in" style:auto-text-indent="false"/>
      <style:text-properties fo:font-weight="bold" style:font-weight-asian="bold"/>
    </style:style>
    <style:style style:name="P99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  <style:text-properties fo:font-weight="bold" style:font-weight-asian="bold"/>
    </style:style>
    <style:style style:name="P100" style:family="paragraph" style:parent-style-name="два_20_раза_20_подменю" style:list-style-name="">
      <style:paragraph-properties fo:margin-left="0.4925in" fo:margin-right="0in" fo:text-align="center" style:justify-single-word="false" fo:text-indent="0.4925in" style:auto-text-indent="false"/>
    </style:style>
    <style:style style:name="P101" style:family="paragraph" style:parent-style-name="два_20_раза_20_подменю" style:list-style-name="">
      <style:paragraph-properties fo:margin-left="0.4925in" fo:margin-right="0in" fo:text-indent="0.4925in" style:auto-text-indent="false"/>
    </style:style>
    <style:style style:name="P102" style:family="paragraph" style:parent-style-name="два_20_раза_20_подменю" style:list-style-name="">
      <style:paragraph-properties fo:margin-left="0.4925in" fo:margin-right="0in" fo:text-align="center" style:justify-single-word="false" fo:text-indent="0.4925in" style:auto-text-indent="false"/>
      <style:text-properties fo:font-size="16pt" fo:font-weight="bold" style:font-size-asian="16pt" style:font-weight-asian="bold" style:font-size-complex="16pt"/>
    </style:style>
    <style:style style:name="P103" style:family="paragraph" style:parent-style-name="два_20_раза_20_подменю" style:list-style-name="">
      <style:paragraph-properties fo:margin-left="0.4925in" fo:margin-right="0in" fo:text-indent="0.4925in" style:auto-text-indent="false"/>
      <style:text-properties fo:language="en" fo:country="US"/>
    </style:style>
    <style:style style:name="P104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  <style:text-properties fo:language="en" fo:country="US" fo:font-weight="bold" style:font-weight-asian="bold"/>
    </style:style>
    <style:style style:name="P105" style:family="paragraph" style:parent-style-name="два_20_раза_20_подменю" style:list-style-name="">
      <style:paragraph-properties fo:margin-left="0.4925in" fo:margin-right="0in" fo:text-align="start" style:justify-single-word="false" fo:text-indent="0.4925in" style:auto-text-indent="false"/>
      <style:text-properties fo:language="en" fo:country="US"/>
    </style:style>
    <style:style style:name="P106" style:family="paragraph" style:parent-style-name="Text_20_body">
      <style:paragraph-properties fo:margin-left="0in" fo:margin-right="0in" fo:line-height="90%" fo:text-align="center" style:justify-single-word="false" fo:text-indent="0in" style:auto-text-indent="false"/>
      <style:text-properties fo:font-size="10pt" style:font-size-asian="10pt"/>
    </style:style>
    <style:style style:name="P107" style:family="paragraph" style:parent-style-name="Text_20_body">
      <style:paragraph-properties fo:margin-left="0in" fo:margin-right="0in" fo:line-height="90%" fo:text-align="center" style:justify-single-word="false" fo:text-indent="0in" style:auto-text-indent="false"/>
      <style:text-properties fo:font-size="9pt" fo:font-style="italic" style:font-size-asian="9pt" style:font-style-asian="italic" style:font-size-complex="9pt"/>
    </style:style>
    <style:style style:name="P108" style:family="paragraph" style:parent-style-name="Standard" style:master-page-name="First_20_Page">
      <style:paragraph-properties fo:margin-top="0in" fo:margin-bottom="0.0835in" fo:text-align="center" style:justify-single-word="false" style:page-number="auto"/>
      <style:text-properties fo:font-size="12pt" style:font-size-asian="12pt" style:font-size-complex="12pt"/>
    </style:style>
    <style:style style:name="P109" style:family="paragraph" style:parent-style-name="Standard">
      <style:paragraph-properties fo:margin-top="0in" fo:margin-bottom="0.0835in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0" style:family="paragraph" style:parent-style-name="Standard">
      <style:paragraph-properties fo:margin-top="0in" fo:margin-bottom="0.0835in"/>
      <style:text-properties style:font-name="Times New Roman" fo:font-size="12pt" style:font-size-asian="12pt" style:font-name-complex="Times New Roman1" style:font-size-complex="12pt"/>
    </style:style>
    <style:style style:name="P111" style:family="paragraph" style:parent-style-name="Standard">
      <style:paragraph-properties fo:margin-top="0in" fo:margin-bottom="0.0835in" fo:text-align="center" style:justify-single-word="false"/>
      <style:text-properties fo:color="#7f7f7f" style:font-name="Times New Roman" style:font-name-complex="Times New Roman1"/>
    </style:style>
    <style:style style:name="P112" style:family="paragraph" style:parent-style-name="Standard">
      <style:paragraph-properties fo:margin-top="0.0835in" fo:margin-bottom="0in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3" style:family="paragraph" style:parent-style-name="Standard">
      <style:paragraph-properties fo:margin-top="0.0835in" fo:margin-bottom="0in" fo:text-align="center" style:justify-single-word="false"/>
      <style:text-properties style:font-name="Times New Roman" style:font-name-complex="Times New Roman1"/>
    </style:style>
    <style:style style:name="P11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15" style:family="paragraph" style:parent-style-name="Standard">
      <style:paragraph-properties fo:line-height="9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17" style:family="paragraph" style:parent-style-name="Standard">
      <style:paragraph-properties fo:line-height="115%"/>
      <style:text-properties style:font-name="Times New Roman" fo:font-size="12pt" style:font-size-asian="12pt" style:font-name-complex="Times New Roman1" style:font-size-complex="12pt"/>
    </style:style>
    <style:style style:name="P118" style:family="paragraph" style:parent-style-name="Standard">
      <style:paragraph-properties fo:line-height="115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19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20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1" style:family="paragraph" style:parent-style-name="Standard">
      <style:paragraph-properties fo:line-height="9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3" style:family="paragraph" style:parent-style-name="Standard">
      <style:paragraph-properties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24" style:family="paragraph" style:parent-style-name="Standard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25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126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27" style:family="paragraph" style:parent-style-name="Standard">
      <style:paragraph-properties fo:line-height="90%" fo:text-align="center" style:justify-single-word="false"/>
      <style:text-properties style:font-name="Times New Roman" style:font-name-complex="Times New Roman1"/>
    </style:style>
    <style:style style:name="P12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1"/>
    </style:style>
    <style:style style:name="P130" style:family="paragraph" style:parent-style-name="Standard">
      <style:paragraph-properties fo:text-align="center" style:justify-single-word="false"/>
      <style:text-properties style:font-name="Times New Roman" fo:font-style="italic" fo:font-weight="bold" style:font-style-asian="italic" style:font-weight-asian="bold" style:font-name-complex="Times New Roman1"/>
    </style:style>
    <style:style style:name="P131" style:family="paragraph" style:parent-style-name="Standard">
      <style:paragraph-properties fo:line-height="150%">
        <style:tab-stops>
          <style:tab-stop style:position="0.9846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34" style:family="paragraph" style:parent-style-name="Standard">
      <style:paragraph-properties fo:text-align="center" style:justify-single-word="false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135" style:family="paragraph" style:parent-style-name="Standard">
      <style:paragraph-properties fo:text-align="center" style:justify-single-word="false"/>
      <style:text-properties fo:color="#7f7f7f" style:font-name="Times New Roman" style:font-name-complex="Times New Roman1"/>
    </style:style>
    <style:style style:name="P136" style:family="paragraph" style:parent-style-name="Standard">
      <style:paragraph-properties fo:text-align="center" style:justify-single-word="false"/>
      <style:text-properties fo:color="#7f7f7f" style:font-name="Times New Roman" fo:font-size="8pt" style:font-size-asian="8pt" style:font-name-complex="Times New Roman1" style:font-size-complex="8pt"/>
    </style:style>
    <style:style style:name="P137" style:family="paragraph" style:parent-style-name="Standard">
      <style:paragraph-properties fo:line-height="200%" fo:text-align="center" style:justify-single-word="false" fo:orphans="2" fo:widows="2"/>
      <style:text-properties fo:color="#ffffff" style:font-name="Helvetica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P138" style:family="paragraph" style:parent-style-name="Standard">
      <style:paragraph-properties fo:line-height="200%" fo:text-align="center" style:justify-single-word="false" fo:orphans="2" fo:widows="2"/>
      <style:text-properties fo:color="#ffffff" style:font-name="Calibri" fo:font-size="7pt" fo:font-weight="bold" style:font-name-asian="Times New Roman1" style:font-size-asian="7pt" style:font-weight-asian="bold" style:font-name-complex="Times New Roman1" style:font-size-complex="7pt" style:font-weight-complex="bold"/>
    </style:style>
    <style:style style:name="P139" style:family="paragraph" style:parent-style-name="Standard">
      <style:paragraph-properties fo:text-align="center" style:justify-single-word="false" fo:orphans="2" fo:widows="2"/>
      <style:text-properties fo:color="#999999" style:font-name="Helvetica" fo:font-size="7pt" style:font-name-asian="Times New Roman1" style:font-size-asian="7pt" style:font-name-complex="Times New Roman1" style:font-size-complex="7pt"/>
    </style:style>
    <style:style style:name="P14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1" style:family="paragraph" style:parent-style-name="Standard">
      <style:paragraph-properties fo:margin-top="0.0835in" fo:margin-bottom="0.0835in" fo:text-align="center" style:justify-single-word="false" style:border-line-width-bottom="0.0008in 0.0138in 0.0008in" fo:padding-left="0in" fo:padding-right="0in" fo:padding-top="0in" fo:padding-bottom="0.0138in" fo:border-left="none" fo:border-right="none" fo:border-top="none" fo:border-bottom="0.0154in double #00000a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2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a" fo:border-bottom="none"/>
      <style:text-properties fo:color="#7f7f7f" style:font-name="Times New Roman" style:font-name-complex="Times New Roman1"/>
    </style:style>
    <style:style style:name="P143" style:family="paragraph" style:parent-style-name="Standard">
      <style:paragraph-properties fo:margin-top="0.0417in" fo:margin-bottom="0.0835in" fo:text-align="center" style:justify-single-word="false" style:border-line-width-bottom="0.0008in 0.0138in 0.0008in" fo:padding-left="0in" fo:padding-right="0in" fo:padding-top="0in" fo:padding-bottom="0.0138in" fo:border-left="none" fo:border-right="none" fo:border-top="none" fo:border-bottom="0.0154in double #00000a"/>
      <style:text-properties style:font-name="Times New Roman" fo:font-weight="bold" style:font-weight-asian="bold" style:font-name-complex="Times New Roman1"/>
    </style:style>
    <style:style style:name="P144" style:family="paragraph" style:parent-style-name="Standard">
      <style:paragraph-properties fo:margin-left="-0.6661in" fo:margin-right="0in" fo:line-height="115%" fo:text-align="center" style:justify-single-word="false" fo:text-indent="0.6661in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5" style:family="paragraph" style:parent-style-name="Standard">
      <style:paragraph-properties fo:margin-left="-0.6661in" fo:margin-right="0in" fo:line-height="115%" fo:text-indent="0.6661in" style:auto-text-indent="false"/>
      <style:text-properties style:font-name="Times New Roman" fo:font-size="12pt" style:font-size-asian="12pt" style:font-name-complex="Times New Roman1" style:font-size-complex="12pt"/>
    </style:style>
    <style:style style:name="P1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Times New Roman" fo:font-size="12pt" style:font-size-asian="12pt" style:font-name-complex="Times New Roman1"/>
    </style:style>
    <style:style style:name="P147" style:family="paragraph" style:parent-style-name="Standard">
      <style:paragraph-properties fo:background-color="#ffffff">
        <style:background-image/>
      </style:paragraph-properties>
      <style:text-properties style:font-name="Times New Roman" style:font-name-complex="Times New Roman1"/>
    </style:style>
    <style:style style:name="P148" style:family="paragraph" style:parent-style-name="Standard">
      <style:paragraph-properties fo:margin-top="0in" fo:margin-bottom="0.0693in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9" style:family="paragraph" style:parent-style-name="Standard">
      <style:paragraph-properties fo:text-align="justify" style:justify-single-word="false" fo:break-before="page"/>
      <style:text-properties style:font-name="Times New Roman" fo:font-weight="bold" style:font-weight-asian="bold" style:font-name-complex="Times New Roman1"/>
    </style:style>
    <style:style style:name="P150" style:family="paragraph" style:parent-style-name="Standard">
      <style:paragraph-properties fo:break-before="page">
        <style:tab-stops>
          <style:tab-stop style:position="0.9846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style:font-weight-complex="bold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-complex="Times New Roman1" style:font-size-complex="14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name-complex="Times New Roman1" style:font-size-complex="14pt"/>
    </style:style>
    <style:style style:name="T17" style:family="text">
      <style:text-properties fo:color="#7f7f7f" style:font-name="Times New Roman" style:font-name-complex="Times New Roman1"/>
    </style:style>
    <style:style style:name="T18" style:family="text">
      <style:text-properties fo:color="#7f7f7f" style:font-name="Times New Roman" fo:language="en" fo:country="US" style:font-name-complex="Times New Roman1"/>
    </style:style>
    <style:style style:name="T19" style:family="text">
      <style:text-properties fo:color="#7f7f7f" style:font-name="Times New Roman" fo:font-size="8pt" style:font-size-asian="8pt" style:font-name-complex="Times New Roman1" style:font-size-complex="8pt"/>
    </style:style>
    <style:style style:name="T20" style:family="text">
      <style:text-properties fo:color="#7f7f7f" style:font-name="Times New Roman" fo:font-size="8pt" fo:language="en" fo:country="US" style:font-size-asian="8pt" style:font-name-complex="Times New Roman1" style:font-size-complex="8pt"/>
    </style:style>
    <style:style style:name="T21" style:family="text">
      <style:text-properties fo:color="#000000"/>
    </style:style>
    <style:style style:name="T22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000000"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25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6" style:family="text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27" style:family="text">
      <style:text-properties fo:color="#000000" fo:language="en" fo:country="US"/>
    </style:style>
    <style:style style:name="T28" style:family="text">
      <style:text-properties fo:color="#000000" style:font-name-complex="Times New Roman1" style:font-size-complex="14pt"/>
    </style:style>
    <style:style style:name="T29" style:family="text">
      <style:text-properties fo:color="#000000" fo:font-size="13.5pt" style:font-size-asian="13.5pt" style:font-name-complex="Times New Roman1" style:font-size-complex="13.5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color="#ff0000" fo:language="en" fo:country="US" fo:font-weight="bold" style:font-weight-asian="bold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font-weight="bold" style:font-size-asian="10pt" style:font-weight-asian="bold"/>
    </style:style>
    <style:style style:name="T35" style:family="text">
      <style:text-properties fo:font-size="9pt" fo:font-style="italic" style:font-size-asian="9pt" style:font-style-asian="italic" style:font-size-complex="9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style:font-size-asian="16pt" style:font-name-complex="Arial2" style:font-size-complex="16pt"/>
    </style:style>
    <style:style style:name="T38" style:family="text">
      <style:text-properties fo:font-size="16pt" fo:font-weight="bold" style:font-size-asian="16pt" style:font-weight-asian="bold" style:font-size-complex="16pt"/>
    </style:style>
    <style:style style:name="T39" style:family="text">
      <style:text-properties fo:font-size="16pt" fo:font-weight="bold" style:font-size-asian="16pt" style:font-weight-asian="bold" style:font-name-complex="Times New Roman1" style:font-size-complex="16pt"/>
    </style:style>
    <style:style style:name="T40" style:family="text">
      <style:text-properties fo:font-size="16pt" fo:language="en" fo:country="US" style:font-size-asian="16pt" style:font-size-complex="16pt"/>
    </style:style>
    <style:style style:name="T41" style:family="text">
      <style:text-properties fo:font-weight="normal" style:font-weight-asian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112">МИНОБРНАУКИ РОССИИ</text:p>
      <text:p text:style-name="P115">Федеральное государственное бюджетное образовательное учреждение </text:p>
      <text:p text:style-name="P28"><text:span text:style-name="T4">высшего профессионального </text:span><text:span text:style-name="T5">образования</text:span></text:p>
      <text:p text:style-name="P121">«Московский государственный технический университет радиотехники, электроники и автоматики»</text:p>
      <text:p text:style-name="P141">МГТУ МИРЭА</text:p>
      <text:p text:style-name="P123"><text:s/>Институт информационных технологий (ИТ)</text:p>
      <text:p text:style-name="P142">«наименование факультета»</text:p>
      <text:p text:style-name="P28"><text:span text:style-name="T4">Кафедра базовая автоматизированных систем организационного управления (</text:span><text:span text:style-name="T6">АСОУ</text:span><text:span text:style-name="T4">) </text:span><text:span text:style-name="T6">№239 </text:span><text:span text:style-name="T4">МГТУ МИРЭА при ФГУП НИИ «Восход»</text:span></text:p>
      <text:p text:style-name="P142">«наименование кафедры»</text:p>
      <text:p text:style-name="P35"/>
      <text:p text:style-name="P134">КУРСОВАЯ РАБОТА</text:p>
      <text:p text:style-name="P35">по дисциплине</text:p>
      <text:p text:style-name="P125">_____Программирование 1____</text:p>
      <text:p text:style-name="P47">&lt;Наименование дисциплины&gt;</text:p>
      <text:p text:style-name="P29"/>
      <text:p text:style-name="P54"><text:span text:style-name="T6">Тема курсовой работы:</text:span><text:span text:style-name="T8"> <text:tab/><text:tab/></text:span><text:span text:style-name="T3">«wget»</text:span><text:span text:style-name="T8"><text:tab/><text:tab/> </text:span></text:p>
      <text:p text:style-name="P47">&lt;Название темы курсовой работы/проекта&gt;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4">Студент группы </text:span><text:span text:style-name="T9">ИВБО-03-14</text:span></text:p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35"/>
          </table:table-cell>
          <table:table-cell table:style-name="Table1.B1" office:value-type="string">
            <text:p text:style-name="P32">Максимов А. Ю.</text:p>
          </table:table-cell>
        </table:table-row>
        <table:table-row table:style-name="Table1.2">
          <table:table-cell table:style-name="Table1.A1" office:value-type="string">
            <text:p text:style-name="P26"><text:span text:style-name="T17">&lt;код группы</text:span><text:span text:style-name="T18">&gt;</text:span></text:p>
          </table:table-cell>
          <table:table-cell table:style-name="Table1.B2" office:value-type="string">
            <text:p text:style-name="P26"><text:span text:style-name="T18">&lt;</text:span><text:span text:style-name="T17">подпись студента</text:span><text:span text:style-name="T18">&gt;</text:span></text:p>
          </table:table-cell>
          <table:table-cell table:style-name="Table1.A1" office:value-type="string">
            <text:p text:style-name="P47"/>
          </table:table-cell>
          <table:table-cell table:style-name="Table1.B2" office:value-type="string">
            <text:p text:style-name="P26"><text:span text:style-name="T18">&lt;</text:span><text:span text:style-name="T17">ФИО студента</text:span><text:span text:style-name="T18">&gt;</text:span></text:p>
          </table:table-cell>
        </table:table-row>
        <table:table-row table:style-name="Table1.1">
          <table:table-cell table:style-name="Table1.A1" office:value-type="string">
            <text:p text:style-name="P31">Руководитель курсовой работы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/>
            <text:p text:style-name="P32">ассистент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B2" office:value-type="string">
            <text:p text:style-name="P47">&lt;должность, звание, уч.степень&gt;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>Хлебников А.А.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2" office:value-type="string">
            <text:p text:style-name="P47">&lt;подпись руководителя&gt;</text:p>
          </table:table-cell>
          <table:table-cell table:style-name="Table1.A1" office:value-type="string">
            <text:p text:style-name="P29"/>
          </table:table-cell>
          <table:table-cell table:style-name="Table1.B2" office:value-type="string">
            <text:p text:style-name="P47">&lt; ФИО руководителя &gt;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Рецензент</text:span><text:span text:style-name="T7"> (при наличии)</text:span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B2" office:value-type="string">
            <text:p text:style-name="P47">&lt;должность, звание, уч.степень&gt;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B2" office:value-type="string">
            <text:p text:style-name="P26"><text:span text:style-name="T18">&lt;</text:span><text:span text:style-name="T17">подпись рецензента</text:span><text:span text:style-name="T18">&gt;</text:span></text:p>
          </table:table-cell>
          <table:table-cell table:style-name="Table1.A1" office:value-type="string">
            <text:p text:style-name="P29"/>
          </table:table-cell>
          <table:table-cell table:style-name="Table1.B2" office:value-type="string">
            <text:p text:style-name="P47">&lt; ФИО рецензента&gt;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>Работа представлена к защите</text:p>
          </table:table-cell>
          <table:table-cell table:style-name="Table1.A1" office:value-type="string">
            <text:p text:style-name="P32">«___»________201_ г.</text:p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9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2" office:value-type="string">
            <text:p text:style-name="P26"><text:span text:style-name="T18">&lt;</text:span><text:span text:style-name="T17">подпись студента</text:span><text:span text:style-name="T18">&gt;</text:span></text:p>
          </table:table-cell>
        </table:table-row>
        <table:table-row table:style-name="Table1.1">
          <table:table-cell table:style-name="Table1.A1" office:value-type="string">
            <text:p text:style-name="P38">«Допущен к защите»</text:p>
          </table:table-cell>
          <table:table-cell table:style-name="Table1.A1" office:value-type="string">
            <text:p text:style-name="P32">«___»________201_ г.</text:p>
          </table:table-cell>
          <table:table-cell table:style-name="Table1.A1" office:value-type="string">
            <text:p text:style-name="P32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2"/>
          </table:table-cell>
          <table:table-cell table:style-name="Table1.B2" office:value-type="string">
            <text:p text:style-name="P26"><text:span text:style-name="T18">&lt;</text:span><text:span text:style-name="T17">подпись руководителя</text:span><text:span text:style-name="T18">&gt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0"/>
      <text:p text:style-name="P50"/>
      <text:p text:style-name="P50"/>
      <text:p text:style-name="Standard"/>
      <text:p text:style-name="Standard"/>
      <text:p text:style-name="Standard"/>
      <text:p text:style-name="P25"/>
      <text:p text:style-name="P113">МИНОБРНАУКИ РОССИИ</text:p>
      <text:p text:style-name="P29">Федеральное государственное бюджетное образовательное учреждение </text:p>
      <text:p text:style-name="P26"><text:span text:style-name="T1">высшего профессионального </text:span><text:span text:style-name="T2">образования</text:span></text:p>
      <text:p text:style-name="P128">«Московский государственный технический университет радиотехники, электроники и автоматики»</text:p>
      <text:p text:style-name="P143">МГТУ МИРЭА</text:p>
      <text:p text:style-name="P130"><text:soft-page-break/>Институт информационных технологий (ИТ)</text:p>
      <text:p text:style-name="P142">«наименование факультета»</text:p>
      <text:p text:style-name="P26"><text:span text:style-name="T1">Кафедра базовая автоматизированных систем организационного управления (</text:span><text:span text:style-name="T10">АСОУ</text:span><text:span text:style-name="T1">) </text:span><text:span text:style-name="T10">№239 </text:span><text:span text:style-name="T1">МГТУМИРЭА при ФГУП НИИ «Восход»</text:span></text:p>
      <text:p text:style-name="P142">«наименование кафедры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144">УТВЕРЖДАЮ</text:p>
            <text:p text:style-name="P145">Заведующий</text:p>
            <text:p text:style-name="P117">кафедрой _____________________ Н.В. Волков</text:p>
            <text:p text:style-name="P33">«____» ___________________ 201__г.</text:p>
          </table:table-cell>
        </table:table-row>
      </table:table>
      <text:p text:style-name="P35">ЗАДАНИЕ</text:p>
      <text:p text:style-name="P109">на выполнение курсовой работы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 table:style-name="Table3.1">
          <table:table-cell table:style-name="Table3.A1" office:value-type="string">
            <text:p text:style-name="P120">по дисциплине</text:p>
          </table:table-cell>
          <table:table-cell table:style-name="Table3.B1" table:number-columns-spanned="2" office:value-type="string">
            <text:p text:style-name="P110">«Программирование 1»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3.1">
          <table:table-cell table:style-name="Table3.A1" office:value-type="string">
            <text:p text:style-name="P35"/>
          </table:table-cell>
          <table:table-cell table:style-name="Table3.B2" table:number-columns-spanned="2" office:value-type="string">
            <text:p text:style-name="P111">«Название дисциплины»</text:p>
          </table:table-cell>
          <table:covered-table-cell/>
          <table:table-cell office:value-type="string">
            <text:p text:style-name="Standard"/>
          </table:table-cell>
        </table:table-row>
        <table:table-row>
          <table:table-cell table:style-name="Table3.A3" table:number-columns-spanned="2" office:value-type="string">
            <text:p text:style-name="P34">Студент</text:p>
          </table:table-cell>
          <table:covered-table-cell/>
          <table:table-cell table:style-name="Table3.A3" office:value-type="string">
            <text:p text:style-name="P34">Максимов Алексей Юрьевич</text:p>
          </table:table-cell>
          <table:table-cell table:style-name="Table3.A3" office:value-type="string">
            <text:p text:style-name="P34">Группа</text:p>
          </table:table-cell>
        </table:table-row>
        <table:table-row>
          <table:table-cell table:style-name="Table3.A3" table:number-columns-spanned="2" office:value-type="string">
            <text:p text:style-name="P34"/>
          </table:table-cell>
          <table:covered-table-cell/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/>
          </table:table-cell>
        </table:table-row>
      </table:table>
      <text:p text:style-name="P44">1.Тема курсовой работы</text:p>
      <text:p text:style-name="P55">«wget»</text:p>
      <text:p text:style-name="P55"/>
      <text:p text:style-name="P44">2. Исходные данные</text:p>
      <text:p text:style-name="P140"><text:span text:style-name="T1"><text:tab/>̶ <text:s text:c="4"/>Ссылка на файл в сети Интернет</text:span></text:p>
      <text:p text:style-name="P42"/>
      <text:p text:style-name="P44">2. Перечень вопросов, подлежащих разработке, и обязательного графического материала:</text:p>
      <text:list xml:id="list4860998392192239999" text:style-name="WWNum1">
        <text:list-item>
          <text:p text:style-name="P60">разработка текстового интерфейса и опций запуска программы.</text:p>
        </text:list-item>
        <text:list-item>
          <text:p text:style-name="P60">разработка аналога приложения wget.</text:p>
        </text:list-item>
      </text:list>
      <text:p text:style-name="P24"/>
      <text:p text:style-name="P45"><text:span text:style-name="T10">4. Срок представления к защите курсового проекта (работы): </text:span><text:span text:style-name="T1">до «___» __________201_ г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1"/>
            <text:p text:style-name="P31"/>
            <text:p text:style-name="P31">Задание на курсовой проект (работу) выдал</text:p>
          </table:table-cell>
          <table:table-cell table:style-name="Table4.A1" office:value-type="string">
            <text:p text:style-name="P32"/>
            <text:p text:style-name="P32"/>
            <text:p text:style-name="P32"/>
            <text:p text:style-name="P32">«___»_______201_ г.</text:p>
          </table:table-cell>
          <table:table-cell table:style-name="Table4.A1" office:value-type="string">
            <text:p text:style-name="P32"/>
          </table:table-cell>
          <table:table-cell table:style-name="Table4.D1" office:value-type="string">
            <text:p text:style-name="P39"/>
          </table:table-cell>
          <table:table-cell table:style-name="Table4.A1" office:value-type="string">
            <text:p text:style-name="P32"/>
          </table:table-cell>
          <table:table-cell table:style-name="Table4.F1" office:value-type="string">
            <text:p text:style-name="P32">Хлебников А.А.</text:p>
          </table:table-cell>
        </table:table-row>
        <table:table-row table:style-name="Table4.2"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D2" office:value-type="string">
            <text:p text:style-name="P26"><text:span text:style-name="T20">&lt;</text:span><text:span text:style-name="T19">подпись руководителя проекта</text:span><text:span text:style-name="T20">&gt;</text:span></text:p>
          </table:table-cell>
          <table:table-cell table:style-name="Table4.A1" office:value-type="string">
            <text:p text:style-name="P32"/>
          </table:table-cell>
          <table:table-cell table:style-name="Table4.D2" office:value-type="string">
            <text:p text:style-name="P49">&lt;Ф.И.О. руководителя проекта&gt;</text:p>
          </table:table-cell>
        </table:table-row>
        <table:table-row table:style-name="Table4.2">
          <table:table-cell table:style-name="Table4.A1" office:value-type="string">
            <text:p text:style-name="P31">Задание на курсовой проект (работу) получил</text:p>
          </table:table-cell>
          <table:table-cell table:style-name="Table4.A1" office:value-type="string">
            <text:p text:style-name="P32"/>
            <text:p text:style-name="P32">«___»_______201_ г.</text:p>
          </table:table-cell>
          <table:table-cell table:style-name="Table4.A1" office:value-type="string">
            <text:p text:style-name="P32"/>
          </table:table-cell>
          <table:table-cell table:style-name="Table4.D1" office:value-type="string">
            <text:p text:style-name="P39"/>
          </table:table-cell>
          <table:table-cell table:style-name="Table4.A1" office:value-type="string">
            <text:p text:style-name="P32"/>
          </table:table-cell>
          <table:table-cell table:style-name="Table4.D1" office:value-type="string">
            <text:p text:style-name="P32"/>
            <text:p text:style-name="P32">Максимов А.Ю.</text:p>
          </table:table-cell>
        </table:table-row>
        <table:table-row table:style-name="Table4.2">
          <table:table-cell table:style-name="Table4.A1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D2" office:value-type="string">
            <text:p text:style-name="P26"><text:span text:style-name="T20">&lt;</text:span><text:span text:style-name="T19">подпись студента-исполнителя проекта</text:span><text:span text:style-name="T20">&gt;</text:span></text:p>
          </table:table-cell>
          <table:table-cell table:style-name="Table4.A1" office:value-type="string">
            <text:p text:style-name="P32"/>
          </table:table-cell>
          <table:table-cell table:style-name="Table4.D2" office:value-type="string">
            <text:p text:style-name="P49">&lt;Ф.И.О. студента-исполнителя проекта&gt;</text:p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44"/>
      <text:p text:style-name="P44"/>
      <text:p text:style-name="P149">Мониторинг процесса выполнения курсового проекта (работы)</text:p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2">№</text:p>
            <text:p text:style-name="P12"/>
            <text:p text:style-name="P12">э</text:p>
            <text:p text:style-name="P12">т</text:p>
            <text:p text:style-name="P12">апа</text:p>
          </table:table-cell>
          <table:table-cell table:style-name="Table5.A1" office:value-type="string">
            <text:p text:style-name="P11"><text:span text:style-name="T33">Наименование этапа курсового проекта, </text:span><text:span text:style-name="T33">работы</text:span></text:p>
          </table:table-cell>
          <table:table-cell table:style-name="Table5.A1" office:value-type="string">
            <text:p text:style-name="P11"><text:span text:style-name="T33">Этап курсового проекта, работы </text:span><text:span text:style-name="T33">выполнил и представил результаты руководителю проекта (работы),</text:span></text:p>
            <text:p text:style-name="P107">дата и подпись исполнителя</text:p>
          </table:table-cell>
          <table:table-cell table:style-name="Table5.A1" office:value-type="string">
            <text:p text:style-name="P11"><text:span text:style-name="T33">Работу по этапу курсового </text:span><text:span text:style-name="T33">проекта (работы) принял на рассмотрение,</text:span></text:p>
            <text:p text:style-name="P107">дата и подпись руководителя</text:p>
          </table:table-cell>
          <table:table-cell table:style-name="Table5.A1" office:value-type="string">
            <text:p text:style-name="P11"><text:span text:style-name="T33">Рекомендации и замечания по </text:span><text:span text:style-name="T34"><text:line-break/></text:span><text:span text:style-name="T33">этапу курсового проекта (работы) </text:span><text:span text:style-name="T34"><text:line-break/></text:span><text:span text:style-name="T33">выдал </text:span><text:span text:style-name="T34"><text:line-break/></text:span><text:span text:style-name="T33">исполнителю,</text:span></text:p>
            <text:p text:style-name="P107">дата и подпись руководителя</text:p>
          </table:table-cell>
          <table:table-cell table:style-name="Table5.A1" office:value-type="string">
            <text:p text:style-name="P11"><text:span text:style-name="T33">Оценка выполнения </text:span><text:span text:style-name="T33">этапа курсового проекта, (работы)</text:span><text:span text:style-name="T34"><text:line-break/></text:span><text:span text:style-name="T35">(в соответствии с балльно-рейтинговой системой)</text:span></text:p>
          </table:table-cell>
          <table:table-cell table:style-name="Table5.A1" office:value-type="string">
            <text:p text:style-name="P11"><text:span text:style-name="T33">Комментарии</text:span><text:span text:style-name="T34"><text:line-break/></text:span><text:span text:style-name="T33"> руководителя </text:span><text:span text:style-name="T33">курсового проекта (работы)</text:span></text:p>
            <text:p text:style-name="P12"/>
          </table:table-cell>
        </table:table-row>
        <table:table-row table:style-name="Table5.2">
          <table:table-cell table:style-name="Table5.A2" office:value-type="string">
            <text:p text:style-name="P30">1</text:p>
          </table:table-cell>
          <table:table-cell table:style-name="Table5.A2" office:value-type="string">
            <text:p text:style-name="P147">Разработка задания на КР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3"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147">Анализ задачи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4">
          <table:table-cell table:style-name="Table5.A2" office:value-type="string">
            <text:p text:style-name="P30">3</text:p>
          </table:table-cell>
          <table:table-cell table:style-name="Table5.A2" office:value-type="string">
            <text:p text:style-name="P147">Разработка алгоритма задачи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5">
          <table:table-cell table:style-name="Table5.A2" office:value-type="string">
            <text:p text:style-name="P30">4</text:p>
          </table:table-cell>
          <table:table-cell table:style-name="Table5.A2" office:value-type="string">
            <text:p text:style-name="P147">Разработка структуры проекта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6">
          <table:table-cell table:style-name="Table5.A2" office:value-type="string">
            <text:p text:style-name="P30">5</text:p>
          </table:table-cell>
          <table:table-cell table:style-name="Table5.A2" office:value-type="string">
            <text:p text:style-name="P147">Разработка интерфейса пользователя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7">
          <table:table-cell table:style-name="Table5.A2" office:value-type="string">
            <text:p text:style-name="P30">6</text:p>
          </table:table-cell>
          <table:table-cell table:style-name="Table5.A2" office:value-type="string">
            <text:p text:style-name="P147">Разработка схемы программных взаимодействия единиц, группируя по модулям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8">
          <table:table-cell table:style-name="Table5.A2" office:value-type="string">
            <text:p text:style-name="P30">7</text:p>
          </table:table-cell>
          <table:table-cell table:style-name="Table5.A2" office:value-type="string">
            <text:p text:style-name="P147">Разработка приложения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9">
          <table:table-cell table:style-name="Table5.A2" office:value-type="string">
            <text:p text:style-name="P30">8</text:p>
          </table:table-cell>
          <table:table-cell table:style-name="Table5.A2" office:value-type="string">
            <text:p text:style-name="P147">Разработка пояснительной записки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  <table:table-row table:style-name="Table5.9">
          <table:table-cell table:style-name="Table5.A2" office:value-type="string">
            <text:p text:style-name="P30">9</text:p>
          </table:table-cell>
          <table:table-cell table:style-name="Table5.A2" office:value-type="string">
            <text:p text:style-name="P147">Защита курсовой работы</text:p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7"/>
          </table:table-cell>
          <table:table-cell table:style-name="Table5.A2" office:value-type="string">
            <text:p text:style-name="P30"/>
          </table:table-cell>
        </table:table-row>
      </table:table>
      <text:p text:style-name="P25"/>
      <text:p text:style-name="P26"/>
      <text:h text:style-name="P63" text:outline-level="1"><text:bookmark-start text:name="_Toc343762225"/><text:bookmark-start text:name="_Toc344237944"/><text:bookmark-start text:name="_Toc344238079"/><text:bookmark-start text:name="_Toc344238233"/><text:bookmark-start text:name="_Toc344238276"/><text:bookmark-start text:name="_Toc344238353"/>Реферат<text:bookmark-end text:name="_Toc343762225"/><text:bookmark-end text:name="_Toc344237944"/><text:bookmark-end text:name="_Toc344238079"/><text:bookmark-end text:name="_Toc344238233"/><text:bookmark-end text:name="_Toc344238276"/><text:bookmark-end text:name="_Toc344238353"/></text:h>
      <text:p text:style-name="P43"/>
      <text:p text:style-name="Standard"><text:span text:style-name="T12">Объект исследования</text:span><text:span text:style-name="T11"> – программирование на языке С++</text:span></text:p>
      <text:p text:style-name="P41"/>
      <text:p text:style-name="Standard"><text:span text:style-name="T12">Предмет исследования</text:span><text:span text:style-name="T11"> – wget.</text:span></text:p>
      <text:p text:style-name="P41"/>
      <text:p text:style-name="P7"><text:span text:style-name="T16">Цель работы</text:span><text:span text:style-name="T14">: закрепление и углубление практических знаний по программированию на языке С++, <text:s/>ориентированных <text:s/>на работу с сокетами (socket).</text:span></text:p>
      <text:p text:style-name="P68">В процессе работы проводилась разработка алгоритмов, тестирование и отладка как самого приложения, так и отдельных его модулей.</text:p>
      <text:p text:style-name="P9"/>
      <text:p text:style-name="P7"><text:span text:style-name="T16">Область возможного практического применения:</text:span><text:span text:style-name="T14"> создание крупных коммерческих анализаторов открытого содержимого сети Интернет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/>
      <text:p text:style-name="P59"><text:soft-page-break/>ЛИСТ ЗАМЕЧАНИЙ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</table:table-row>
      </table:table>
      <text:p text:style-name="P37"/>
      <text:p text:style-name="P132"/>
      <text:p text:style-name="P150"/>
      <text:p text:style-name="P131"><text:bookmark-start text:name="_Toc343762226"/><text:bookmark-start text:name="_Toc344237945"/><text:bookmark-start text:name="_Toc344238080"/>Содержание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лава_5f_3b_5f_1_5f_3b_5f_подпункты_5f_3b_5f_1_5f_3b_5f_пункт_5f_3b_5f_1"/>
          </text:index-source-styles>
        </text:table-of-content-source>
        <text:index-body>
          <text:p text:style-name="Text_20_body"/>
        </text:index-body>
      </text:table-of-content>
      <text:h text:style-name="P65" text:outline-level="1"><text:bookmark-start text:name="_Toc344238234"/><text:bookmark-start text:name="_Toc344238277"/><text:bookmark-start text:name="_Toc344238354"/></text:h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86" text:outline-level="2"><text:bookmark text:name="_GoBack"/></text:h>
      <text:h text:style-name="P1" text:outline-level="1"><text:bookmark-end text:name="_Toc343762226"/><text:bookmark-end text:name="_Toc344237945"/><text:bookmark-end text:name="_Toc344238080"/><text:bookmark-end text:name="_Toc344238234"/><text:bookmark-end text:name="_Toc344238277"/><text:bookmark-end text:name="_Toc344238354"/><text:bookmark-start text:name="_Toc344238235"/><text:bookmark-start text:name="_Toc344238278"/><text:bookmark-start text:name="_Toc344238355"/></text:h>
      <text:h text:style-name="P69" text:outline-level="1"/>
      <text:h text:style-name="P71" text:outline-level="1"/>
      <text:h text:style-name="P72" text:outline-level="1">Введение<text:bookmark-end text:name="_Toc344238235"/><text:bookmark-end text:name="_Toc344238278"/><text:bookmark-end text:name="_Toc344238355"/></text:h>
      <text:h text:style-name="P69" text:outline-level="1"/>
      <text:p text:style-name="P46"><text:bookmark-start text:name="_Toc343762227"/><text:bookmark-start text:name="_Toc344237946"/><text:bookmark-start text:name="_Toc344238081"/><text:bookmark-start text:name="_Toc344238236"/><text:bookmark-start text:name="_Toc344238279"/><text:bookmark-start text:name="_Toc344238356"/><text:span text:style-name="T22">Широкое распространение </text:span><text:span text:style-name="T23">языка C</text:span><text:span text:style-name="T22"> на различных типах компьютеров (иногда называемых аппаратными платформами) привело, к сожалению, ко многим вариациям языка. Они были похожи, но несовместимы друг с другом. Это было серьезной проблемой для разработчиков программ, нуждавшихся в написании совместимых программ, которые можно было бы выполнять на нескольких платформах. Стало ясно, что необходима стандартная версия </text:span><text:span text:style-name="T24">C</text:span><text:span text:style-name="T22">. В 1983г. ANSI (Американский Национальный Комитет Стандартов) сформировал технический комитет X3J11 для создания стандарта языка </text:span><text:span text:style-name="T24">C</text:span><text:span text:style-name="T22"> (чтобы "обеспечить недвусмысленное и машинно-независимое определение языка"). В 1989 стандарт был утвержден. ANSI скооперировался с ISO (Международной Организацией Стандартов), чтобы стандартизовать </text:span><text:span text:style-name="T24">C</text:span><text:span text:style-name="T22"> в международном масштабе; совместный стандарт был опубликован в 1990 году и назван ANSI/ISO 9899:1990. Этот стандарт </text:span><text:span text:style-name="T22">совершенствуется до сих пор и поддерживается большинством фирм разработчиков компиляторов.</text:span></text:p>
      <text:p text:style-name="P46"><text:span text:style-name="T23">Бьерн Страуструп</text:span><text:span text:style-name="T22"> высвободил объектно-ориентированный потенциал </text:span><text:span text:style-name="T24">С</text:span><text:span text:style-name="T22"> путем перенесения возможностей классов </text:span><text:span text:style-name="T24">Simula 67</text:span><text:span text:style-name="T22"> в </text:span><text:span text:style-name="T24">С</text:span><text:span text:style-name="T22">. Первоначально новый язык носил имя "С с классами" и только потом стал называться </text:span><text:span text:style-name="T24">C++</text:span><text:span text:style-name="T22">. Язык </text:span><text:span text:style-name="T24">C++</text:span><text:span text:style-name="T22"> достиг популярности, будучи разработанным в Bell Labs, позже он был перенесен в другие индустрии и корпорации. Сегодня это один из наиболее популярных языков программирования в мире. </text:span><text:span text:style-name="T24">C++</text:span><text:span text:style-name="T22"> наследует как хорошие, так и плохие стороны </text:span><text:span text:style-name="T24">С</text:span><text:span text:style-name="T22">.</text:span></text:p>
      <text:p text:style-name="P46"><text:span text:style-name="T23">Бьерн Страуструп</text:span><text:span text:style-name="T22">: "Я придумал C++, записал его первоначальное определение и выполнил первую реализацию. Я выбрал и сформулировал критерии проектирования </text:span><text:span text:style-name="T24">C++</text:span><text:span text:style-name="T22">, разработал его основные возможности и отвечал за судьбу предложений по расширению языка в комитете по стандартизации </text:span><text:span text:style-name="T24">C++</text:span><text:span text:style-name="T22">", - пишет автор самого популярного языка программирования. - "</text:span><text:span text:style-name="T24">Язык C++</text:span><text:span text:style-name="T22"> многим обязан языку </text:span><text:span text:style-name="T24">C</text:span><text:span text:style-name="T22">, и язык </text:span><text:span text:style-name="T24">C</text:span><text:span text:style-name="T22"> остается подмножеством </text:span><text:span text:style-name="T24">языка C++</text:span><text:span text:style-name="T22"> (но в C++ устранены несколько серьезных брешей системы типов C). Я также сохранил средства </text:span><text:span text:style-name="T24">C</text:span><text:span text:style-name="T22">, которые являются достаточно низкоуровневыми, чтобы справляться с самыми критическими системными задачами. </text:span><text:span text:style-name="T24">Язык C</text:span><text:span text:style-name="T22">, в свою очередь многим обязан своему предшественнику, BCPL; кстати, стиль комментариев // был взят в C++ из BCPL. Другим основным источником вдохновения был язык Simula67. Концепция классов (с производными классами и виртуальными функциями) была позаимствована из него. Средства перегрузки операторов и возможность помещения объявлений в любом месте, где может быть записана инструкция, напоминает Algol68. "</text:span></text:p>
      <text:p text:style-name="P46"><text:span text:style-name="T22">Название </text:span><text:span text:style-name="T23">C++</text:span><text:span text:style-name="T22"> выдумал Рик Масситти. Название указывает на эволюционную природу перехода к нему от C. "++" - это операция приращения в C. Чуть более короткое имя C+ является синтаксической ошибкой; кроме того, оно уже было использовано как имя совсем другого языка. Знатоки семантики C находят, что </text:span><text:span text:style-name="T24">C++</text:span><text:span text:style-name="T22"> хуже, чем ++C. Названия D язык не получил, поскольку он является расширением C и в нем не делается попыток исцеляться от проблем путем выбрасывания различных особенностей...</text:span></text:p>
      <text:p text:style-name="P46"><text:soft-page-break/><text:span text:style-name="T22">Изначально </text:span><text:span text:style-name="T24">язык программирования C++</text:span><text:span text:style-name="T22"> был разработан, чтобы автору и его друзьям не приходилось программировать на ассемблере, C или других современных языках высокого уровня. Основным его предназначением было сделать написание хороших программ более простым и приятным для отдельного программиста. Плана разработки </text:span><text:span text:style-name="T24">C++</text:span><text:span text:style-name="T22"> на бумаге никогда не было; проект, документация и реализация двигались одновременно. Разумеется, внешний интерфейс </text:span><text:span text:style-name="T24">C++</text:span><text:span text:style-name="T22"> был написан на </text:span><text:span text:style-name="T24">C++</text:span><text:span text:style-name="T22">. Никогда не существовало "Проекта C++" и "Комитета по разработке C++". Поэтому </text:span><text:span text:style-name="T24">C++</text:span><text:span text:style-name="T22"> развивался и продолжает развиваться во всех направлениях, чтобы справляться со сложностями, с которыми сталкиваются пользователи, а также в процессе дискуссий автора с его друзьями и коллегами.</text:span></text:p>
      <text:p text:style-name="P46"><text:span text:style-name="T22">В </text:span><text:span text:style-name="T23">языке С++</text:span><text:span text:style-name="T22"> полностью поддерживаются принципы объектно-ориентированного программирования, включая три кита, на которых оно стоит: инкапсуляцию, наследование и полиморфизм. </text:span><text:span text:style-name="T24">Инкапсуляция в С++</text:span><text:span text:style-name="T22"> поддерживается посредством создания нестандартных (пользовательских) типов данных, называемых классами. </text:span><text:span text:style-name="T24">Язык С++</text:span><text:span text:style-name="T22"> поддерживает наследование. Это значит, что можно объявить новый тип данных (класс), который является расширением существующего.</text:span></text:p>
      <text:p text:style-name="P46"><text:span text:style-name="T22">Хотя </text:span><text:span text:style-name="T23">язык программирования С++</text:span><text:span text:style-name="T22"> справедливо называют продолжением С и любая работоспособная программа на языке С будет поддерживаться </text:span><text:span text:style-name="T24">компилятором С++</text:span><text:span text:style-name="T22">, при переходе от С к С++ был сделан весьма существенный скачок. </text:span><text:span text:style-name="T24">Язык С++</text:span><text:span text:style-name="T22"> выигрывал от своего родства с языком С в течение многих лет, поскольку многие программисты обнаружили, что для того, чтобы в полной мере воспользоваться преимуществами </text:span><text:span text:style-name="T24">языка С++</text:span><text:span text:style-name="T22">, им нужно отказаться от некоторых своих прежних знаний и приобрести новые, а именно: изучить новый способ концептуальности и решения проблем программирования. Перед тем как начинать осваивать </text:span><text:span text:style-name="T24">С++</text:span><text:span text:style-name="T22">, </text:span><text:span text:style-name="T24">Страуструп</text:span><text:span text:style-name="T22"> и большинство других программистов, использующих </text:span><text:span text:style-name="T24">С++</text:span><text:span text:style-name="T22"> считают изучение языка С необязательным.</text:span></text:p>
      <text:p text:style-name="P46"><text:span text:style-name="T24">Язык программирования C++</text:span><text:span text:style-name="T22"> в настоящее время считается господствующим языком, используемым для разработки коммерческих продуктов, 90% игр пишутся на </text:span><text:span text:style-name="T24">С++</text:span><text:span text:style-name="T22"> с прменением DirectX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/>
      <text:p text:style-name="P27"><text:span text:style-name="T25">Обратная польская нотация (</text:span><text:span text:style-name="T26">RPN</text:span><text:span text:style-name="T25">)</text:span></text:p>
      <text:p text:style-name="P53"/>
      <text:h text:style-name="P66" text:outline-level="1"><text:soft-page-break/></text:h>
      <text:h text:style-name="P67" text:outline-level="1">Обра́тная по́льская нота́ция (ОПН) — форма записи математических выражений, в которой операнды расположены перед знаками операций. Также именуется как обратная польская запись, обратная бесскобочная запись (ОБЗ), постфиксная нотация, бесскобочная символика Лукасевича, польская инверсная запись, ПОЛИЗ.</text:h>
      <text:h text:style-name="P88" text:outline-level="2">Обратная польская нотация была разработана австралийским философом и специалистом в области теории вычислительных машин Чарльзом Хэмблином в середине 1950-х на основе польской нотации, которая была предложена в 1920 году польским математиком Яном Лукасевичем. Работа Хэмблина была представлена на конференции в июне 1957, и издана в 1957 и 1962.</text:h>
      <text:h text:style-name="P89" text:outline-level="2"/>
      <text:h text:style-name="P91" text:outline-level="2"><text:span text:style-name="T41">Первыми компьютерами, поддерживающими обратную польскую нотацию были </text:span><text:span text:style-name="T41">KDF9 от English Electric Company, который был анонсирован в 1960 и выпущен (появился в продаже) в 1963, и американский Burroughs B5000, анонсирован в 1961, выпущен в том же 1963. Один из проектировщиков B5000, Р. С. Бартон, позже написал, что разработал обратную польскую запись независимо от Хэмблина, примерно в 1958, в процессе чтения книги по символьной логике, и до того как познакомился с работой Хэмблина.</text:span></text:h>
      <text:h text:style-name="P89" text:outline-level="2"/>
      <text:h text:style-name="P89" text:outline-level="2"/>
      <text:h text:style-name="P89" text:outline-level="2">Компания Friden перенесла ОПН в настольные калькуляторы, выпустив в июне 1964 модель EC-130. А в 1968 инженеры Hewlett-Packard разработали настольный калькулятор 9100A с поддержкой ОПН. Этот калькулятор сделал обратную польскую нотацию популярной среди учёных и инженеров, даже несмотря на то, что в ранней рекламе 9100A ОПН не упоминалась. В 1972 калькулятор HP-35 с поддержкой ОПН стал первым научным карманным калькулятором.</text:h>
      <text:h text:style-name="P89" text:outline-level="2"/>
      <text:h text:style-name="P89" text:outline-level="2"/>
      <text:h text:style-name="P89" text:outline-level="2">В 1971 году появился оригинальный язык программирования Forth, языковая машина которого имеет двухстековую структуру и где все вычисления проводятся на стеке. В этом языке ОПН является естественным способом записи любых операций с <text:soft-page-break/>данными, хотя возможна, при желании, реализация и обычной (инфиксной) записи арифметических операций.</text:h>
      <text:h text:style-name="P89" text:outline-level="2"/>
      <text:h text:style-name="P91" text:outline-level="2"><text:span text:style-name="T41">ОПН применялась в советском инженерном калькуляторе Б3-19М (совместная разработка с ГДР), выпущенном в 1976 году. Все выпускаемые в СССР вплоть до конца 1980-х годов программируемые микрокалькуляторы, за исключением «Электроника МК-85» и «Электроника МК-90» использовали ОПН — она проще реализовывалась и позволяла обойтись в программировании вычислений меньшим числом команд, по сравнению с обычной алгебраической нотацией, а количество программной памяти в этих моделях всегда было критическим ресурсом. ОПН используется в современных российских программируемых калькуляторах «Электроника МК-152» и «ЭЛЕКТРОНИКА МК-161», что обеспечивает их совместимость с программами, </text:span><text:span text:style-name="T41">написанными для советских калькуляторов.</text:span></text:h>
      <text:h text:style-name="P90" text:outline-level="2"/>
      <text:h text:style-name="P90" text:outline-level="2"/>
      <text:h text:style-name="P87" text:outline-level="2"/>
      <text:h text:style-name="P86" text:outline-level="2"/>
      <text:h text:style-name="P92" text:outline-level="2"/>
      <text:h text:style-name="P61" text:outline-level="1"/>
      <text:h text:style-name="P61" text:outline-level="1"/>
      <text:h text:style-name="P61" text:outline-level="1"/>
      <text:h text:style-name="P61" text:outline-level="1"/>
      <text:h text:style-name="P93" text:outline-level="2"/>
      <text:h text:style-name="P61" text:outline-level="1"/>
      <text:h text:style-name="P61" text:outline-level="1"/>
      <text:h text:style-name="P61" text:outline-level="1"/>
      <text:h text:style-name="P62" text:outline-level="1"/>
      <text:h text:style-name="P62" text:outline-level="1">Основная часть<text:bookmark-end text:name="_Toc343762227"/><text:bookmark-end text:name="_Toc344237946"/><text:bookmark-end text:name="_Toc344238081"/><text:bookmark-end text:name="_Toc344238236"/><text:bookmark-end text:name="_Toc344238279"/><text:bookmark-end text:name="_Toc344238356"/></text:h>
      <text:h text:style-name="P85" text:outline-level="1"><text:bookmark-start text:name="_Toc343762228"/><text:bookmark-start text:name="_Toc344238082"/><text:bookmark-start text:name="_Toc344238237"/><text:bookmark-start text:name="_Toc344238280"/><text:bookmark-start text:name="_Toc344238357"/><text:span text:style-name="T36">Обоснование </text:span><text:span text:style-name="T37">выбора </text:span><text:span text:style-name="T36">средств и методов для выполнения задания</text:span><text:bookmark-end text:name="_Toc343762228"/><text:bookmark-end text:name="_Toc344238082"/><text:bookmark-end text:name="_Toc344238237"/><text:bookmark-end text:name="_Toc344238280"/><text:bookmark-end text:name="_Toc344238357"/></text:h>
      <text:p text:style-name="P2">Средством для выполнения задания была выбрана среда разработки <text:soft-page-break/><text:span text:style-name="T30">VisualStudio</text:span> 2013 от <text:span text:style-name="T30">Microsoft</text:span>. Приложение разработано под операционную систему <text:span text:style-name="T30">Windows</text:span> 8.1 (на других версиях <text:span text:style-name="T30">Windows</text:span> приложение не тестировал<text:span text:style-name="T30">o</text:span>сь). Предметной областью задания является <text:bookmark-start text:name="_Toc343762229"/><text:bookmark-start text:name="_Toc344238083"/>изучение обратной польской нотации <text:span text:style-name="T30">RPN</text:span></text:p>
      <text:p text:style-name="P2">Для работы, в программе подключаются следующие заголовочные файлы (библиотеки):</text:p>
      <text:p text:style-name="P1"/>
      <text:p text:style-name="P2"><text:span text:style-name="T15">&lt;</text:span><text:span text:style-name="T32">iostream</text:span><text:span text:style-name="T15">&gt;</text:span></text:p>
      <text:p text:style-name="P1"/>
      <text:p text:style-name="текст">Операции <text:span text:style-name="T15">ввода/вывода</text:span> выполняются с помощью классов istream (потоковый ввод) и ostream (потоковый вывод). Третий класс, iostream, является производным от них и поддерживает двунаправленный ввод/вывод. Для удобства в библиотеке определены три стандартных объекта-потока:</text:p>
      <text:p text:style-name="текст"/>
      <text:p text:style-name="текст">cin – объект класса istream, соответствующий стандартному вводу. В общем случае он позволяет читать данные с терминала пользователя;</text:p>
      <text:p text:style-name="текст">cout – объект класса ostream, соответствующий стандартному выводу. В общем случае он позволяет выводить данные на терминал пользователя;</text:p>
      <text:p text:style-name="текст">cerr – объект класса ostream, соответствующий стандартному выводу для ошибок. В этот поток мы направляем сообщения об ошибках программы.</text:p>
      <text:p text:style-name="текст">Вывод осуществляется, как правило, с помощью перегруженного оператора сдвига влево (&lt;&lt;), а ввод – с помощью оператора сдвига вправо (&gt;&gt;)</text:p>
      <text:p text:style-name="P2"/>
      <text:p text:style-name="P2"/>
      <text:p text:style-name="P74">&lt;string&gt;</text:p>
      <text:p text:style-name="P4"/>
      <text:p text:style-name="P2">string — заголовочный файл с классами, функциями и переменными для организации работы со строками в языке программирования C++. Он включён в стандартную библиотеку C++. Название образовано от имени строчного типа данных (англ. string). В языке C++ и его предшественнике, языке программирования Си, нет встроенной поддержки строкового типа данных, вместо этого используется массив <text:soft-page-break/>символов. string управляет строками, как и string.h в Си. string использует единственный объект string для организации работы со строками. Являясь частью стандартной библиотеки C++, эти объекты также являются частью стандартного пространства имён — std.</text:p>
      <text:p text:style-name="P2">Также, что не мало важно, он имеет встроенные конструкторы: <text:s text:c="4"/></text:p>
      <text:p text:style-name="P14"><text:span text:style-name="T15">string();</text:span> Создает пустую строку.</text:p>
      <text:p text:style-name="P14"><text:span text:style-name="T31">string</text:span><text:span text:style-name="T15">(</text:span><text:span text:style-name="T31">const</text:span><text:span text:style-name="T15"> </text:span><text:span text:style-name="T31">string</text:span><text:span text:style-name="T15">&amp; </text:span><text:span text:style-name="T31">str</text:span><text:span text:style-name="T15">);</text:span> Копирующий конструктор</text:p>
      <text:p text:style-name="P14"><text:span text:style-name="T31">string</text:span><text:span text:style-name="T15">(</text:span><text:span text:style-name="T31">const</text:span><text:span text:style-name="T15"> </text:span><text:span text:style-name="T31">string</text:span><text:span text:style-name="T15">&amp; </text:span><text:span text:style-name="T31">str</text:span><text:span text:style-name="T15">, </text:span><text:span text:style-name="T31">size</text:span><text:span text:style-name="T15">_</text:span><text:span text:style-name="T31">t</text:span><text:span text:style-name="T15"> </text:span><text:span text:style-name="T31">pos</text:span><text:span text:style-name="T15">, </text:span><text:span text:style-name="T31">size</text:span><text:span text:style-name="T15">_</text:span><text:span text:style-name="T31">t</text:span><text:span text:style-name="T15"> </text:span><text:span text:style-name="T31">len</text:span><text:span text:style-name="T15"> = </text:span><text:span text:style-name="T31">npos</text:span><text:span text:style-name="T15">);</text:span> Копирующий конструктор со смещением и определенной длинной считываемой строки.</text:p>
      <text:p text:style-name="P13"><text:span text:style-name="T15">string(const char* s);</text:span> Конструктор принимающий указатель на строку символов.</text:p>
      <text:p text:style-name="P14"><text:span text:style-name="T31">string</text:span><text:span text:style-name="T15">(</text:span><text:span text:style-name="T31">const</text:span><text:span text:style-name="T15"> </text:span><text:span text:style-name="T31">char</text:span><text:span text:style-name="T15">* </text:span><text:span text:style-name="T31">s</text:span><text:span text:style-name="T15">, </text:span><text:span text:style-name="T31">size</text:span><text:span text:style-name="T15">_</text:span><text:span text:style-name="T31">t</text:span><text:span text:style-name="T15"> </text:span><text:span text:style-name="T31">n</text:span><text:span text:style-name="T15">);</text:span> Конструктор принимающий указатель на строку символов с ограничением по длине считываемой строки.</text:p>
      <text:p text:style-name="P14"><text:span text:style-name="T31">string</text:span><text:span text:style-name="T15">(</text:span><text:span text:style-name="T31">size</text:span><text:span text:style-name="T15">_</text:span><text:span text:style-name="T31">t</text:span><text:span text:style-name="T15"> </text:span><text:span text:style-name="T31">n</text:span><text:span text:style-name="T15">, </text:span><text:span text:style-name="T31">char</text:span><text:span text:style-name="T15"> </text:span><text:span text:style-name="T31">c</text:span><text:span text:style-name="T15">);</text:span> Конструктор заполняющий одним символом n ячеек.</text:p>
      <text:p text:style-name="P14"><text:span text:style-name="T31">template</text:span><text:span text:style-name="T15"> &lt;</text:span><text:span text:style-name="T31">class</text:span><text:span text:style-name="T15"> </text:span><text:span text:style-name="T31">InputIterator</text:span><text:span text:style-name="T15">&gt; </text:span><text:span text:style-name="T31">string</text:span><text:span text:style-name="T15">(</text:span><text:span text:style-name="T31">InputIterator</text:span><text:span text:style-name="T15"> </text:span><text:span text:style-name="T31">first</text:span><text:span text:style-name="T15">, </text:span><text:span text:style-name="T31">InputIterator</text:span><text:span text:style-name="T15"> </text:span><text:span text:style-name="T31">last</text:span><text:span text:style-name="T15">);</text:span> Конструктор копирующий последовательность символов в диапазоне.</text:p>
      <text:p text:style-name="P13"><text:span text:style-name="T31">string</text:span><text:span text:style-name="T15">(</text:span><text:span text:style-name="T31">initializer</text:span><text:span text:style-name="T15">_</text:span><text:span text:style-name="T31">list</text:span><text:span text:style-name="T15">&lt;</text:span><text:span text:style-name="T31">char</text:span><text:span text:style-name="T15">&gt; </text:span><text:span text:style-name="T31">il</text:span><text:span text:style-name="T15">);</text:span> Конструктор копирующий инициализирующий список.</text:p>
      <text:p text:style-name="P14"><text:span text:style-name="T15">string(string&amp;&amp; str) noexcept;</text:span> Конструктор получающий содержимое строки.</text:p>
      <text:p text:style-name="P14"/>
      <text:p text:style-name="P14">Из них в программе используются копирующий конструктор со смещением и определенной длинной считываемой строки, а также конструктор принимающий указатель на строку символов.</text:p>
      <text:p text:style-name="P80">&lt;stack&gt;</text:p>
      <text:p text:style-name="P15"/>
      <text:p text:style-name="P81">В этом заголовочном файле содержится один из типов списков - стек.</text:p>
      <text:p text:style-name="P17"><text:s/>Стек — структура данных, представляющая собой список элементов, организованных по принципу LIFO (англ. last in — first out, «последним пришёл — первым вышел»). Чаще всего принцип работы стека сравнивают со стопкой тарелок: чтобы взять вторую сверху, нужно снять верхнюю.</text:p>
      <text:p text:style-name="P17">Зачастую стек реализуется в виде однонаправленного списка (каждый элемент списка <text:soft-page-break/>указывает только на следующий). Но в таком случае невозможно применить операцию обхода элементов. А доступ возможен только к верхнему элементу структуры. Для обхода такой проблемы можно взять за основу двусвязный список (каждый элемент указывает на обоих соседей справа и слева). Кроме того, можно организовать его на обыкновенном массиве.</text:p>
      <text:p text:style-name="P17"/>
      <text:p text:style-name="P17">Значением переменной стека является указатель на вершину стека. Если стек пуст, то значение указателя равно NULL.</text:p>
      <text:p text:style-name="P17"/>
      <text:p text:style-name="P17">Пример реализации стека на языке С:</text:p>
      <text:p text:style-name="P17"/>
      <text:p text:style-name="P83">struct stack</text:p>
      <text:p text:style-name="P83">{</text:p>
      <text:p text:style-name="P83"><text:s text:c="4"/>char *data;</text:p>
      <text:p text:style-name="P83"><text:s text:c="4"/>struct stack *next;</text:p>
      <text:p text:style-name="P17">};</text:p>
      <text:p text:style-name="P17"/>
      <text:p text:style-name="P16"><text:span text:style-name="T21">Возможны три операции со стеком: добавление элемента (иначе проталкивание, push), удаление элемента (pop) и чтение головного элемента </text:span><text:span text:style-name="T27">top</text:span><text:span text:style-name="T21">().</text:span></text:p>
      <text:p text:style-name="P17"/>
      <text:p text:style-name="P17">При проталкивании (push) указывается новый элемент, указывающий на элемент, бывший до этого головой. Новый элемент теперь становится головным.</text:p>
      <text:p text:style-name="P17"/>
      <text:p text:style-name="P17">При удалении элемента убирается первый, а головным становится тот, на который был указатель у этого объекта (следующий элемент).</text:p>
      <text:p text:style-name="P17">Например вот, коды реализации ф-ций добавления/удаления в/из <text:s/>стека :</text:p>
      <text:p text:style-name="P17"/>
      <text:p text:style-name="P17">void push( STACK *ps, int x ) // Добавление в стек нового элемента</text:p>
      <text:p text:style-name="P17">{</text:p>
      <text:p text:style-name="P17"><text:s text:c="4"/>if ( ps-&gt;size == STACKSIZE ) // Не переполнен ли стек?</text:p>
      <text:p text:style-name="P16"><text:soft-page-break/><text:span text:style-name="T21"><text:s text:c="4"/></text:span><text:span text:style-name="T27">{</text:span></text:p>
      <text:p text:style-name="P83"><text:s text:c="8"/>fputs( "Error: stack overflow\n", stderr );</text:p>
      <text:p text:style-name="P83"><text:s text:c="8"/>abort();</text:p>
      <text:p text:style-name="P83"><text:s text:c="4"/>}</text:p>
      <text:p text:style-name="P83"><text:s text:c="4"/>else {</text:p>
      <text:p text:style-name="P83"><text:s text:c="8"/>ps-&gt;items[ps-&gt;size++] = x;</text:p>
      <text:p text:style-name="P16"><text:span text:style-name="T27"><text:s text:c="4"/></text:span><text:span text:style-name="T21">}</text:span></text:p>
      <text:p text:style-name="P17">}</text:p>
      <text:p text:style-name="P17">int pop( STACK *ps ) // Удаление из стека</text:p>
      <text:p text:style-name="P17">{</text:p>
      <text:p text:style-name="P17"><text:s text:c="4"/>if ( ps-&gt;size == 0 ) // Не опустел ли стек?</text:p>
      <text:p text:style-name="P16"><text:span text:style-name="T21"><text:s text:c="4"/></text:span><text:span text:style-name="T27">{</text:span></text:p>
      <text:p text:style-name="P83"><text:s text:c="8"/>fputs( "Error: stack underflow\n", stderr );</text:p>
      <text:p text:style-name="P83"><text:s text:c="8"/>abort();</text:p>
      <text:p text:style-name="P83"><text:s text:c="4"/>}</text:p>
      <text:p text:style-name="P83"><text:s text:c="4"/>else {</text:p>
      <text:p text:style-name="P83"><text:s text:c="8"/>return ps-&gt;items[--ps-&gt;size];</text:p>
      <text:p text:style-name="P16"><text:span text:style-name="T27"><text:s text:c="4"/></text:span><text:span text:style-name="T21">}</text:span></text:p>
      <text:p text:style-name="P17">}</text:p>
      <text:p text:style-name="P17">В программе стеки используются очень активно (Обратная польская нотация строится именно на стеках).</text:p>
      <text:p text:style-name="P17"/>
      <text:p text:style-name="P84">&lt;vector&gt;</text:p>
      <text:p text:style-name="P17">Шаблон vector расположен в заголовочном файле &lt;vector&gt;. Как и все стандартные компоненты, он расположен в пространстве имён std. Данный интерфейс эмулирует работу стандартного массива C (например, быстрый произвольный доступ к элементам), а также некоторые дополнительные возможности, вроде автоматического изменения размера вектора при вставке или удалении элементов.</text:p>
      <text:p text:style-name="P17"/>
      <text:p text:style-name="P17">Все элементы вектора должны принадлежать одному типу. Например, нельзя <text:soft-page-break/>совместно хранить данные типов char и int в одном экземпляре вектора. Класс vector обладает стандартным набором методов для доступа к элементам, добавления и удаления элементов, а также получения количества хранимых элементов.</text:p>
      <text:p text:style-name="P17">Класс vector — это контейнер. Согласно стандарту C++, любой контейнер должен содержать методы begin(), end(), size(), max_size(), empty(), и swap(). (приводить коды ф-ций я не буду, так как их очень много).</text:p>
      <text:p text:style-name="P17"/>
      <text:p text:style-name="P133"><text:bookmark-end text:name="_Toc343762229"/><text:bookmark-end text:name="_Toc344238083"/>Интерфейс командной строки.</text:p>
      <text:p text:style-name="P2">Приложение содержит текстовое меню выбора действий и, в некоторых случаях, подменю. Выбор действия осуществляется вводом с клавиатуры выражения в инфиксной форме. После запуска приложения перед нами открывается <text:s/>основное меню .</text:p>
      <text:p text:style-name="P3"/>
      <text:p text:style-name="P18"/>
      <text:p text:style-name="P10"/>
      <text:p text:style-name="P19"/>
      <text:p text:style-name="P20"/>
      <text:p text:style-name="P20"/>
      <text:p text:style-name="P20">Всего программа - калькулятор поддерживает 4 математические операции:</text:p>
      <text:p text:style-name="P20">1) Сложение (+), используется для нахождения суммы чисел.</text:p>
      <text:p text:style-name="P21"/>
      <text:p text:style-name="P20"/>
      <text:p text:style-name="P20">2) Вычитание (-), используется для нахождения разности чисел.</text:p>
      <text:p text:style-name="P22"/>
      <text:p text:style-name="P20"/>
      <text:p text:style-name="P20">3)Умножение (*), используется для нахождения произведения чисел.</text:p>
      <text:p text:style-name="P22"/>
      <text:p text:style-name="P20"/>
      <text:p text:style-name="P20">4)Деление(/), используется для нахождения деления чисел.</text:p>
      <text:p text:style-name="P23"/>
      <text:h text:style-name="P94" text:outline-level="4"><text:bookmark-start text:name="_Toc344238112"/><text:bookmark-start text:name="_Toc344238239"/><text:bookmark-start text:name="_Toc344238282"/><text:bookmark-start text:name="_Toc344238359"/><text:soft-page-break/></text:h>
      <text:h text:style-name="P95" text:outline-level="4">Вычисления происходях циклически, поэтому для выхода из программы надо ввести '<text:span text:style-name="T30">e</text:span>' (<text:span text:style-name="T30">eng</text:span>).</text:h>
      <text:h text:style-name="P96" text:outline-level="4"/>
      <text:h text:style-name="P97" text:outline-level="4">/******************************************************************/</text:h>
      <text:h text:style-name="P95" text:outline-level="4">Помимо математических операций, калькулятор поддерживает операционные скобки '(' <text:s text:c="2"/>')'.</text:h>
      <text:h text:style-name="P96" text:outline-level="4"/>
      <text:h text:style-name="P97" text:outline-level="4">/******************************************************************/</text:h>
      <text:h text:style-name="P95" text:outline-level="4">Отдельно хочу отметить, что отрицательные числа, записываются в виде символа '<text:span text:style-name="T30">m</text:span>' и соответствующей цифре. Например <text:span text:style-name="T30">m4 </text:span>эквивалентно записи числа -4.</text:h>
      <text:h text:style-name="P96" text:outline-level="4"/>
      <text:h text:style-name="P97" text:outline-level="4">/******************************************************************/</text:h>
      <text:h text:style-name="P95" text:outline-level="4">А также для записи чисел с плавающей запятой нужно использовать следующую форму записи:</text:h>
      <text:h text:style-name="P95" text:outline-level="4"><text:span text:style-name="T30"><text:tab/></text:span>целая часть числа - <text:span text:style-name="T15">запятая!(,) - </text:span>дробная часть</text:h>
      <text:h text:style-name="P95" text:outline-level="4">Обязательно использование запятой, так как в противном случае, появятся ошибки в работе строк.</text:h>
      <text:h text:style-name="P96" text:outline-level="4"/>
      <text:h text:style-name="P96" text:outline-level="4">/******************************************************************/</text:h>
      <text:h text:style-name="P95" text:outline-level="4"/>
      <text:h text:style-name="P95" text:outline-level="4">Теперь перейдем к самой интересной части проекта, его реализации...</text:h>
      <text:h text:style-name="P95" text:outline-level="4"><text:tab/></text:h>
      <text:h text:style-name="P98" text:outline-level="4"/>
      <text:h text:style-name="P98" text:outline-level="4"/>
      <text:h text:style-name="P98" text:outline-level="4"><text:soft-page-break/></text:h>
      <text:h text:style-name="P98" text:outline-level="4"/>
      <text:h text:style-name="P98" text:outline-level="4"/>
      <text:h text:style-name="P98" text:outline-level="4"/>
      <text:h text:style-name="P98" text:outline-level="4"/>
      <text:h text:style-name="P100" text:outline-level="4"><text:span text:style-name="T38">Реализация обратной польской нотации на примере приложения </text:span><text:span text:style-name="T39">«Калькулятор»</text:span></text:h>
      <text:h text:style-name="P101" text:outline-level="4">Инфиксная нотация — операторы записываются между операндами с которыми они взаимодействуют, а в постфиксной нотации (обратная польская запись) операторы записаны после операндов.</text:h>
      <text:h text:style-name="P102" text:outline-level="4">Перевод выражений из инфиксной нотации в постфиксную</text:h>
      <text:h text:style-name="P95" text:outline-level="4">Для так называемого 'парсинга', т.е перевода выражения из одной формы в другую, мне понадобились следующие 'контейнеры' данных:</text:h>
      <text:h text:style-name="P95" text:outline-level="4"><text:tab/>1) <text:s/>Стек <text:span text:style-name="T30">operation</text:span> для временного хранения операторов.</text:h>
      <text:h text:style-name="P95" text:outline-level="4"><text:tab/>2) <text:s/>Строка <text:span text:style-name="T30">infN</text:span> для хранения выражения в инфиксной нотации, принятой из потока ввода (<text:span text:style-name="T30">cin</text:span>) в ф-ции <text:span text:style-name="T30">main</text:span>().</text:h>
      <text:h text:style-name="P95" text:outline-level="4"><text:tab/>3) <text:s/>Переменная <text:span text:style-name="T30">last</text:span>, типа <text:span text:style-name="T30">char</text:span>, для хранения последнего символа оператора, отправленного в <text:span text:style-name="T30">operation</text:span>. </text:h>
      <text:h text:style-name="P95" text:outline-level="4"><text:tab/>4) <text:s/>Второй стек <text:span text:style-name="T30">postN</text:span> для хранения полученного выражения в форме обратной польской нотации.</text:h>
      <text:h text:style-name="P96" text:outline-level="4">/******************************************************************/</text:h>
      <text:h text:style-name="P95" text:outline-level="4">При работе парсера используется набор правил, соответствующий следующей таблице(также она приведена в коде программы):</text:h>
      <text:h text:style-name="P95" text:outline-level="4"><text:tab/><text:tab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4"/>
        <table:table-column table:style-name="Table7.H"/>
        <table:table-row table:style-name="Table7.1">
          <table:table-cell table:style-name="Table7.A1" office:value-type="string">
            <text:p text:style-name="P137"> </text:p>
          </table:table-cell>
          <table:table-cell table:style-name="Table7.A1" office:value-type="string">
            <text:p text:style-name="P138">=</text:p>
          </table:table-cell>
          <table:table-cell table:style-name="Table7.A1" office:value-type="string">
            <text:p text:style-name="P137">+</text:p>
          </table:table-cell>
          <table:table-cell table:style-name="Table7.A1" office:value-type="string">
            <text:p text:style-name="P137">-</text:p>
          </table:table-cell>
          <table:table-cell table:style-name="Table7.A1" office:value-type="string">
            <text:p text:style-name="P137">*</text:p>
          </table:table-cell>
          <table:table-cell table:style-name="Table7.A1" office:value-type="string">
            <text:p text:style-name="P137">/</text:p>
          </table:table-cell>
          <table:table-cell table:style-name="Table7.A1" office:value-type="string">
            <text:p text:style-name="P137">(</text:p>
          </table:table-cell>
          <table:table-cell table:style-name="Table7.A1" office:value-type="string">
            <text:p text:style-name="P137">)</text:p>
          </table:table-cell>
        </table:table-row>
        <table:table-row table:style-name="Table7.1">
          <table:table-cell table:style-name="Table7.A1" office:value-type="string">
            <text:p text:style-name="P138">=</text:p>
          </table:table-cell>
          <table:table-cell table:style-name="Table7.B2" office:value-type="string">
            <text:p text:style-name="P139">4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5</text:p>
          </table:table-cell>
        </table:table-row>
        <table:table-row table:style-name="Table7.1">
          <table:table-cell table:style-name="Table7.A1" office:value-type="string">
            <text:p text:style-name="P137">+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2</text:p>
          </table:table-cell>
        </table:table-row>
        <table:table-row table:style-name="Table7.1">
          <table:table-cell table:style-name="Table7.A1" office:value-type="string">
            <text:p text:style-name="P137">-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2</text:p>
          </table:table-cell>
        </table:table-row>
        <table:table-row table:style-name="Table7.1">
          <table:table-cell table:style-name="Table7.A1" office:value-type="string">
            <text:p text:style-name="P137">*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2</text:p>
          </table:table-cell>
        </table:table-row>
        <table:table-row table:style-name="Table7.1">
          <table:table-cell table:style-name="Table7.A1" office:value-type="string">
            <text:p text:style-name="P137">/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2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2</text:p>
          </table:table-cell>
        </table:table-row>
        <table:table-row table:style-name="Table7.1">
          <table:table-cell table:style-name="Table7.A1" office:value-type="string">
            <text:p text:style-name="P137">(</text:p>
          </table:table-cell>
          <table:table-cell table:style-name="Table7.B2" office:value-type="string">
            <text:p text:style-name="P139">5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1</text:p>
          </table:table-cell>
          <table:table-cell table:style-name="Table7.B2" office:value-type="string">
            <text:p text:style-name="P139">3</text:p>
          </table:table-cell>
        </table:table-row>
      </table:table>
      <text:h text:style-name="P95" text:outline-level="4"/>
      <text:h text:style-name="P95" text:outline-level="4"/>
      <text:h text:style-name="P98" text:outline-level="4"><text:soft-page-break/></text:h>
      <text:h text:style-name="P95" text:outline-level="4">Для того чтобы узнать, что делать, надо действовать в соответствие с вышестоящей таблицей, а именно:</text:h>
      <text:h text:style-name="P103" text:outline-level="4"><text:tab/>1) символ отправляется в operation</text:h>
      <text:h text:style-name="P101" text:outline-level="4"><text:tab/>2) последний символ, направившийся в стек, направляется в <text:span text:style-name="T30">postN</text:span></text:h>
      <text:h text:style-name="P101" text:outline-level="4"><text:tab/>3) текущий символ и предыдущий символ, отправившийся в <text:span text:style-name="T30">Operation</text:span>, удаляются</text:h>
      <text:h text:style-name="P101" text:outline-level="4"><text:tab/>4) Остановка. Символы, находящиеся в <text:span text:style-name="T30">postN</text:span>, представляют собой формулу в обратной польской записи, если читать слева направо</text:h>
      <text:h text:style-name="P95" text:outline-level="4"><text:tab/>5) Остановка. Произошла ошибка. Изначальная формула была некорректно сбалансирована</text:h>
      <text:h text:style-name="P104" text:outline-level="4"/>
      <text:h text:style-name="P99" text:outline-level="4">Пример работы алгоритма:</text:h>
      <text:h text:style-name="P95" text:outline-level="4">выражение: (1+2)*4 =</text:h>
      <text:h text:style-name="P95" text:outline-level="4">1) смотрим в таблицу, так символ ( , отправляем его в <text:span text:style-name="T30">operation</text:span></text:h>
      <text:h text:style-name="P95" text:outline-level="4">2) 1 - число, без раздумий в <text:span text:style-name="T30">postN</text:span></text:h>
      <text:h text:style-name="P95" text:outline-level="4">3) + - проверяем: предыдущий символ ( =&gt; добавляем + в <text:span text:style-name="T30">operation</text:span></text:h>
      <text:h text:style-name="P95" text:outline-level="4">4) 2 - число, без раздумий в <text:span text:style-name="T30">postN</text:span></text:h>
      <text:h text:style-name="P95" text:outline-level="4">5) ) - проверяем: предыдущий символ + =&gt; переносим символ + из <text:span text:style-name="T30">operation</text:span> в <text:span text:style-name="T30">postN</text:span> и удаляем все скобки ( <text:span text:style-name="T30">operation</text:span> пуст)</text:h>
      <text:h text:style-name="P95" text:outline-level="4">6) * - отправляем в <text:span text:style-name="T30">operation</text:span></text:h>
      <text:h text:style-name="P95" text:outline-level="4">7) <text:span text:style-name="T30">4</text:span> - число, без раздумий в <text:span text:style-name="T30">postN</text:span></text:h>
      <text:h text:style-name="P95" text:outline-level="4">8) = - все математические операторы из <text:span text:style-name="T30">operation</text:span> переносим в <text:span text:style-name="T30">postN</text:span></text:h>
      <text:h text:style-name="P95" text:outline-level="4">Таким образом мы получаем, что (1+2)*4 = 1 2 + 4 * в обратной польской нотации.</text:h>
      <text:h text:style-name="P105" text:outline-level="4"/>
      <text:h text:style-name="P95" text:outline-level="4">В консоли это выглядит так:</text:h>
      <text:h text:style-name="P95" text:outline-level="4"><text:tab/></text:h>
      <text:h text:style-name="P95" text:outline-level="4">Для иллюстрации работы калькулятора возьмем какие-нибудь сложные выражения:</text:h>
      <text:h text:style-name="P105" text:outline-level="4"><text:soft-page-break/></text:h>
      <text:h text:style-name="P105" text:outline-level="4"/>
      <text:h text:style-name="P99" text:outline-level="4"/>
      <text:h text:style-name="P99" text:outline-level="4"/>
      <text:h text:style-name="P105" text:outline-level="4"/>
      <text:h text:style-name="P105" text:outline-level="4"/>
      <text:h text:style-name="P105" text:outline-level="4"/>
      <text:h text:style-name="P105" text:outline-level="4"/>
      <text:h text:style-name="P102" text:outline-level="4">Заключение<text:bookmark-end text:name="_Toc344238112"/><text:bookmark-end text:name="_Toc344238239"/><text:bookmark-end text:name="_Toc344238282"/><text:bookmark-end text:name="_Toc344238359"/></text:h>
      <text:p text:style-name="P5"/>
      <text:p text:style-name="P2">В процессе курсовой <text:s/>работы проводилась разработка алгоритмов, тестирование и отладка, как самого приложения, так и отдельных его модулей. (Ну и 'подгорало' у меня, скажу вам.)</text:p>
      <text:p text:style-name="P2">В ходе разработки выяснилось, что метод вычисления через обратную польскую нотацию, очень сложен в создании (у меня, как у не очень внимательного товарища это вызывало чувство бесконечной ярости), но удобен для добавления дополнительных математических операторов. Если сравнить его с более быстродейственным методом решения математических выражений, а именно с рекурсивным спуском, то я бы выбрал рекурсивный спуск, так как он не только быстрее, но и гораздо проще в реализации. </text:p>
      <text:p text:style-name="P41"/>
      <text:p text:style-name="Standard"><text:span text:style-name="T11">В общем этот проект помог мне закрепить и улучшить, как общие знания по программированию на языке </text:span><text:span text:style-name="T13">C</text:span><text:span text:style-name="T11">++, так и по работе со стеками и векторами, которые использовались в данном проекте.</text:span></text:p>
      <text:p text:style-name="P2"/>
      <text:h text:style-name="P101" text:outline-level="4"/>
      <text:h text:style-name="P101" text:outline-level="4"/>
      <text:p text:style-name="текст"/>
      <text:p text:style-name="текст"/>
      <text:p text:style-name="текст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0">Список литературы</text:p>
      <text:list xml:id="list8674350308210795865" text:style-name="WWNum13">
        <text:list-item>
          <text:p text:style-name="P75"><text:span text:style-name="T28">Бьерн Страуструп "Язык программирования C++. 3-е издание</text:span><text:span text:style-name="T29">.</text:span></text:p>
        </text:list-item>
        <text:list-item>
          <text:p text:style-name="P76">Дейтел Х. Как программировать на C++/ Х.Дейтел, <text:s/>П.Дейтел. – М. Бином-Пресс, 2014 – 1200 с.</text:p>
        </text:list-item>
        <text:list-item>
          <text:p text:style-name="P75">Крупник А. Изучаем C++/ СПб.: Питер, 2003 – 256 с. <text:s text:c="7"/></text:p>
        </text:list-item>
      </text:list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><text:soft-page-break/></text:p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текст"/>
      <text:p text:style-name="P77">Приложение</text:p>
      <text:p text:style-name="текст"><text:span text:style-name="T36">фрагмент</text:span><text:span text:style-name="T40"> </text:span><text:span text:style-name="T36">парсера</text:span><text:span text:style-name="T40">:</text:span></text:p>
      <text:p text:style-name="P78">char calculate::parce()</text:p>
      <text:p text:style-name="P78">{</text:p>
      <text:p text:style-name="P78"><text:tab/>for (int i = 0; i &lt; infN.size(); i++) {</text:p>
      <text:p text:style-name="текст"><text:span text:style-name="T40"><text:tab/><text:tab/>int size;</text:span><text:span text:style-name="T36"> </text:span></text:p>
      <text:p text:style-name="P78"><text:tab/><text:tab/>string s;</text:p>
      <text:p text:style-name="P78"><text:tab/><text:tab/>switch (infN[i]) {</text:p>
      <text:p text:style-name="P78"><text:tab/><text:tab/>case 'm':</text:p>
      <text:p text:style-name="текст"><text:span text:style-name="T40"><text:tab/><text:tab/><text:tab/>s</text:span><text:span text:style-name="T36"> = </text:span><text:span text:style-name="T40">numberM</text:span><text:span text:style-name="T36">(</text:span><text:span text:style-name="T40">i</text:span><text:span text:style-name="T36">); // ф-ция возвращает отрицательное число</text:span></text:p>
      <text:p text:style-name="текст"><text:span text:style-name="T36"><text:tab/><text:tab/><text:tab/></text:span><text:span text:style-name="T40">postN</text:span><text:span text:style-name="T36">.</text:span><text:span text:style-name="T40">push</text:span><text:span text:style-name="T36">(</text:span><text:span text:style-name="T40">s</text:span><text:span text:style-name="T36">); // добавляем это число в стек</text:span></text:p>
      <text:p text:style-name="текст"><text:span text:style-name="T36"><text:tab/><text:tab/><text:tab/></text:span><text:span text:style-name="T40">break;</text:span><text:span text:style-name="T36"> </text:span><text:span text:style-name="T40">// </text:span><text:span text:style-name="T36">выходим из цикла</text:span></text:p>
      <text:p text:style-name="P78"><text:tab/><text:tab/>case '+':</text:p>
      <text:p text:style-name="P78"><text:tab/><text:tab/><text:tab/>if (operation.empty() || last == '(') {</text:p>
      <text:p text:style-name="текст"><text:span text:style-name="T40"><text:tab/><text:tab/><text:tab/><text:tab/>operation.push(infN[i]); // </text:span><text:span text:style-name="T36">добавляем</text:span><text:span text:style-name="T40"> + </text:span><text:span text:style-name="T36">в</text:span><text:span text:style-name="T40"> operation</text:span></text:p>
      <text:p text:style-name="текст"><text:span text:style-name="T40"><text:tab/><text:tab/><text:tab/><text:tab/>last</text:span><text:span text:style-name="T36"> = </text:span><text:span text:style-name="T40">infN</text:span><text:span text:style-name="T36">[</text:span><text:span text:style-name="T40">i</text:span><text:span text:style-name="T36">]; // запоминаем последний символ</text:span></text:p>
      <text:p text:style-name="текст"><text:span text:style-name="T36"><text:tab/><text:tab/><text:tab/><text:tab/></text:span><text:span text:style-name="T40">break;</text:span></text:p>
      <text:p text:style-name="P78"><text:tab/><text:tab/><text:tab/>} else if (last == '+' || last == '-' || last == '*' || last == '/') {</text:p>
      <text:p text:style-name="текст"><text:soft-page-break/><text:span text:style-name="T40"><text:tab/><text:tab/><text:tab/><text:tab/>str</text:span><text:span text:style-name="T36">(</text:span><text:span text:style-name="T40">last</text:span><text:span text:style-name="T36">, </text:span><text:span text:style-name="T40">infN</text:span><text:span text:style-name="T36">, </text:span><text:span text:style-name="T40">i</text:span><text:span text:style-name="T36">); // предыдущий символ из </text:span><text:span text:style-name="T40">operation</text:span><text:span text:style-name="T36"> отправляется в стек</text:span></text:p>
      <text:p text:style-name="текст"><text:span text:style-name="T36"><text:tab/><text:tab/><text:tab/><text:tab/></text:span><text:span text:style-name="T40">break;</text:span></text:p>
      <text:p text:style-name="текст"><text:span text:style-name="T40"><text:tab/><text:tab/><text:tab/></text:span><text:span text:style-name="T36">}</text:span></text:p>
      <text:p text:style-name="P6">...</text:p>
      <text:p text:style-name="P78">}</text:p>
      <text:p text:style-name="P6"/>
      <text:p text:style-name="P6">Ф-ция вычисления выражения в обратной польской нотации:</text:p>
      <text:p text:style-name="P78">void calculate::calc()</text:p>
      <text:p text:style-name="P78">{</text:p>
      <text:p text:style-name="P78"><text:tab/>double a, b;</text:p>
      <text:p text:style-name="P78"><text:tab/>string c;</text:p>
      <text:p text:style-name="P78"><text:tab/>while(postN2.size() &gt;= 1) {</text:p>
      <text:p text:style-name="P78"><text:tab/><text:tab/>if (postN2.back() == "+") {</text:p>
      <text:p text:style-name="P78"><text:tab/><text:tab/><text:tab/>a = numb.top();</text:p>
      <text:p text:style-name="P78"><text:tab/><text:tab/><text:tab/>numb.pop();</text:p>
      <text:p text:style-name="P78"><text:tab/><text:tab/><text:tab/>b = numb.top();</text:p>
      <text:p text:style-name="P78"><text:tab/><text:tab/><text:tab/>numb.pop();</text:p>
      <text:p text:style-name="P78"><text:tab/><text:tab/><text:tab/>numb.push(a + b);</text:p>
      <text:p text:style-name="P78"><text:tab/><text:tab/><text:tab/>postN2.pop_back();</text:p>
      <text:p text:style-name="P78"><text:tab/><text:tab/>} else if (postN2.back() == "-") {</text:p>
      <text:p text:style-name="P78"><text:tab/><text:tab/><text:tab/>a = numb.top();</text:p>
      <text:p text:style-name="P78"><text:tab/><text:tab/><text:tab/>numb.pop();</text:p>
      <text:p text:style-name="P78"><text:tab/><text:tab/><text:tab/>b = numb.top();</text:p>
      <text:p text:style-name="P78"><text:tab/><text:tab/><text:tab/>numb.pop();</text:p>
      <text:p text:style-name="P78"><text:tab/><text:tab/><text:tab/>numb.push(b - a);</text:p>
      <text:p text:style-name="P78"><text:soft-page-break/><text:tab/><text:tab/><text:tab/>postN2.pop_back();</text:p>
      <text:p text:style-name="P78"><text:tab/><text:tab/>} else if (postN2.back() == "/") {</text:p>
      <text:p text:style-name="P78"><text:tab/><text:tab/><text:tab/>a = numb.top();</text:p>
      <text:p text:style-name="P78"><text:tab/><text:tab/><text:tab/>numb.pop();</text:p>
      <text:p text:style-name="P78"><text:tab/><text:tab/><text:tab/>b = numb.top();</text:p>
      <text:p text:style-name="P78"><text:tab/><text:tab/><text:tab/>numb.pop();</text:p>
      <text:p text:style-name="P78"><text:tab/><text:tab/><text:tab/>if (a != 0) {</text:p>
      <text:p text:style-name="P78"><text:tab/><text:tab/><text:tab/><text:tab/>numb.push(b / a);</text:p>
      <text:p text:style-name="P78"><text:tab/><text:tab/><text:tab/><text:tab/>postN2.pop_back();</text:p>
      <text:p text:style-name="P78"><text:tab/><text:tab/><text:tab/>} else {</text:p>
      <text:p text:style-name="P78"><text:tab/><text:tab/><text:tab/><text:tab/>error();</text:p>
      <text:p text:style-name="P78"><text:tab/><text:tab/><text:tab/>}</text:p>
      <text:p text:style-name="P78"><text:tab/><text:tab/>} else if (postN2.back() == "*") {</text:p>
      <text:p text:style-name="P78"><text:tab/><text:tab/><text:tab/>a = numb.top();</text:p>
      <text:p text:style-name="P78"><text:tab/><text:tab/><text:tab/>numb.pop();</text:p>
      <text:p text:style-name="P78"><text:tab/><text:tab/><text:tab/>b = numb.top();</text:p>
      <text:p text:style-name="P78"><text:tab/><text:tab/><text:tab/>numb.pop();</text:p>
      <text:p text:style-name="P78"><text:tab/><text:tab/><text:tab/>numb.push(a * b);</text:p>
      <text:p text:style-name="P78"><text:tab/><text:tab/><text:tab/>postN2.pop_back();</text:p>
      <text:p text:style-name="P78"><text:tab/><text:tab/>} else {</text:p>
      <text:p text:style-name="P78"><text:tab/><text:tab/><text:tab/>numb.push(atof(postN2.back().c_str()));</text:p>
      <text:p text:style-name="текст"><text:span text:style-name="T40"><text:tab/><text:tab/><text:tab/></text:span><text:span text:style-name="T36">postN2.pop_back();</text:span></text:p>
      <text:p text:style-name="P6"><text:tab/><text:tab/>}</text:p>
      <text:p text:style-name="P6"><text:tab/>}</text:p>
      <text:p text:style-name="P6"><text:tab/>print(); <text:s/>// ф-ция вывода результата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Arial1" style:font-name-complex="Arial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in" fo:margin-right="0in" style:line-height-at-least="0.25in" fo:text-align="justify" style:justify-single-word="false" fo:orphans="2" fo:widows="2" fo:text-indent="0.5909in" style:auto-text-indent="false" style:punctuation-wrap="hanging"/>
      <style:text-properties style:font-name="Times New Roman" fo:font-size="14pt" style:letter-kerning="true" style:font-size-asian="14pt" style:font-name-complex="Times New Roman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Times New Roman1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Times New Roman1" style:font-weight-complex="bold"/>
    </style:style>
    <style:style style:name="Стиль1" style:family="paragraph" style:parent-style-name="Standard" style:default-outline-level="1">
      <style:paragraph-properties fo:margin-top="0.1665in" fo:margin-bottom="0.0835in" fo:text-align="center" style:justify-single-word="false"/>
      <style:text-properties fo:text-transform="uppercase" style:font-name="Times New Roman" fo:font-size="16pt" fo:font-weight="bold" style:font-size-asian="16pt" style:font-weight-asian="bold" style:font-name-complex="Times New Roman1" style:font-size-complex="16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Глава" style:family="paragraph" style:parent-style-name="Heading_20_1" style:default-outline-level="1" style:list-style-name="Outline">
      <style:paragraph-properties fo:margin-top="0in" fo:margin-bottom="0in" fo:line-height="150%"/>
      <style:text-properties fo:text-transform="uppercase" fo:color="#00000a" style:font-name="Times New Roman"/>
    </style:style>
    <style:style style:name="текст" style:family="paragraph" style:parent-style-name="Standard" style:default-outline-level="" style:list-style-name="">
      <style:paragraph-properties fo:margin-left="0in" fo:margin-right="0in" fo:line-height="150%" fo:text-indent="0.4925in" style:auto-text-indent="false"/>
      <style:text-properties style:font-name="Times New Roman" fo:font-size="14pt" style:font-size-asian="14pt"/>
    </style:style>
    <style:style style:name="Стиль2" style:family="paragraph" style:parent-style-name="Heading_20_2" style:list-style-name="Outline">
      <style:paragraph-properties fo:margin-top="0in" fo:margin-bottom="0in" fo:line-height="150%"/>
      <style:text-properties fo:color="#00000a" style:font-name="Times New Roman" fo:font-size="14pt" style:font-size-asian="14pt"/>
    </style:style>
    <style:style style:name="подпункты" style:family="paragraph" style:parent-style-name="текст" style:default-outline-level="2" style:list-style-name="Outline">
      <style:paragraph-properties fo:text-align="justify" style:justify-single-word="false"/>
      <style:text-properties fo:font-weight="bold" style:font-weight-asian="bold" style:font-name-complex="Times New Roman1" style:font-size-complex="12pt"/>
    </style:style>
    <style:style style:name="подраздел" style:family="paragraph" style:parent-style-name="текст" style:list-style-name="Outline">
      <style:text-properties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подпункт" style:family="paragraph" style:parent-style-name="текст" style:default-outline-level="3" style:list-style-name="Outline">
      <style:paragraph-properties fo:text-align="justify" style:justify-single-word="false"/>
    </style:style>
    <style:style style:name="два_20_раза_20_подменю" style:display-name="два раза подменю" style:family="paragraph" style:parent-style-name="подпункт" style:default-outline-level="4" style:list-style-name="Outline">
      <style:text-properties style:font-name-asian="Times New Roman1" style:language-asian="en" style:country-asian="US"/>
    </style:style>
    <style:style style:name="а_29_" style:display-name="а)" style:family="paragraph" style:parent-style-name="два_20_раза_20_подменю" style:default-outline-level="" style:list-style-name="Outline"/>
    <style:style style:name="тире" style:family="paragraph" style:parent-style-name="текст" style:default-outline-level="" style:list-style-name="">
      <style:paragraph-properties fo:text-align="justify" style:justify-single-word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листинг" style:family="paragraph" style:parent-style-name="Standard" style:default-outline-level="" style:list-style-name="">
      <style:paragraph-properties fo:orphans="2" fo:widows="2"/>
      <style:text-properties style:font-name="Courier New" style:font-name-asian="Times New Roman1" style:language-asian="en" style:country-asian="US" style:font-name-complex="Courier New2"/>
    </style:style>
    <style:style style:name="четыреподпункт" style:family="paragraph" style:parent-style-name="два_20_раза_20_подменю" style:default-outline-level="" style:list-style-name="">
      <style:paragraph-properties fo:margin-left="0in" fo:margin-right="0in" fo:text-indent="0.4925in" style:auto-text-indent="false"/>
    </style:style>
    <style:style style:name="пункт" style:family="paragraph" style:parent-style-name="Глава" style:default-outline-level="" style:list-style-name="">
      <style:paragraph-properties fo:margin-left="0in" fo:margin-right="0in" fo:text-indent="0.4925in" style:auto-text-indent="false"/>
      <style:text-properties fo:font-variant="normal" fo:text-transform="none"/>
    </style:style>
    <style:style style:name="Заголовок_20_оглавления1" style:display-name="Заголовок оглавления1" style:family="paragraph" style:parent-style-name="Heading_20_1" style:default-outline-level="" style:list-style-name="">
      <style:paragraph-properties fo:line-height="115%" fo:orphans="2" fo:widows="2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line-height="115%" fo:orphans="2" fo:widows="2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size="11pt" style:font-size-asian="11pt" style:font-name-complex="Times New Roman1" style:font-size-complex="11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line-height="115%" fo:orphans="2" fo:widows="2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Calibri" fo:font-size="11pt" style:font-size-asian="11pt" style:font-name-complex="Times New Roman1" style:font-size-complex="11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orphans="2" fo:widows="2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иль1_20_Знак" style:display-name="Стиль1 Знак" style:family="text" style:parent-style-name="Default_20_Paragraph_20_Font">
      <style:text-properties fo:text-transform="uppercase" style:font-name="Times New Roman" fo:font-size="16pt" fo:font-weight="bold" style:font-size-asian="16pt" style:language-asian="ru" style:country-asian="RU" style:font-weight-asian="bold" style:font-name-complex="Times New Roman1" style:font-size-complex="16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ru" style:country-asian="RU" style:font-name-complex="Tahoma1" style:font-size-complex="8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0pt" style:letter-kerning="true" style:font-size-asian="10pt" style:language-asian="ru" style:country-asian="RU" style:font-name-complex="Times New Roman1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language-asian="ru" style:country-asian="RU" style:font-weight-asian="bold" style:font-name-complex="Times New Roman1" style:font-size-complex="14pt" style:font-weight-complex="bold"/>
    </style:style>
    <style:style style:name="Глава_20_Знак" style:display-name="Глава Знак" style:family="text" style:parent-style-name="Заголовок_20_1_20_Знак">
      <style:text-properties fo:text-transform="uppercase" style:font-name="Times New Roman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текст_20_Знак" style:display-name="текст Знак" style:family="text" style:parent-style-name="Default_20_Paragraph_20_Font">
      <style:text-properties style:font-name="Times New Roman" fo:font-size="10pt" style:font-size-asian="10pt" style:language-asian="ru" style:country-asian="RU" style:font-name-complex="Arial2" style:font-size-complex="10pt"/>
    </style:style>
    <style:style style:name="apple-converted-space" style:family="text" style:parent-style-name="Default_20_Paragraph_20_Font">
      <style:text-properties style:font-name-complex="Times New Roman1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size="13pt" fo:font-weight="bold" style:font-size-asian="13pt" style:language-asian="ru" style:country-asian="RU" style:font-weight-asian="bold" style:font-name-complex="Times New Roman1" style:font-size-complex="13pt" style:font-weight-complex="bold"/>
    </style:style>
    <style:style style:name="Стиль2_20_Знак" style:display-name="Стиль2 Знак" style:family="text" style:parent-style-name="Заголовок_20_2_20_Знак">
      <style:text-properties style:font-name="Times New Roman"/>
    </style:style>
    <style:style style:name="подпункты_20_Знак" style:display-name="подпункты Знак" style:family="text" style:parent-style-name="текст_20_Знак">
      <style:text-properties fo:font-size="12pt" fo:font-weight="bold" style:font-size-asian="12pt" style:font-weight-asian="bold" style:font-name-complex="Times New Roman1" style:font-size-complex="12pt"/>
    </style:style>
    <style:style style:name="подраздел_20_Знак" style:display-name="подраздел Знак" style:family="text" style:parent-style-name="текст_20_Знак">
      <style:text-properties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1" fo:font-size="10pt" style:font-size-asian="10pt" style:language-asian="ru" style:country-asian="RU" style:font-name-complex="Arial2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1" fo:font-size="10pt" style:font-size-asian="10pt" style:language-asian="ru" style:country-asian="RU" style:font-name-complex="Arial2" style:font-size-complex="10pt"/>
    </style:style>
    <style:style style:name="подпункт_20_Знак" style:display-name="подпункт Знак" style:family="text" style:parent-style-name="текст_20_Знак"/>
    <style:style style:name="два_20_раза_20_подменю_20_Знак" style:display-name="два раза подменю Знак" style:family="text" style:parent-style-name="подпункт_20_Знак"/>
    <style:style style:name="а_29__20_Знак" style:display-name="а) Знак" style:family="text" style:parent-style-name="два_20_раза_20_подменю_20_Знак"/>
    <style:style style:name="тире_20_Знак" style:display-name="тире Знак" style:family="text" style:parent-style-name="текст_20_Знак"/>
    <style:style style:name="Заголовок_20_3_20_Знак" style:display-name="Заголовок 3 Знак" style:family="text" style:parent-style-name="Default_20_Paragraph_20_Font">
      <style:text-properties fo:color="#4f81bd" style:font-name="Cambria" fo:font-size="10pt" fo:font-weight="bold" style:font-size-asian="10pt" style:language-asian="ru" style:country-asian="RU" style:font-weight-asian="bold" style:font-name-complex="Times New Roman1" style:font-size-complex="10pt" style:font-weight-complex="bold"/>
    </style:style>
    <style:style style:name="листинг_20_Знак" style:display-name="листинг Знак" style:family="text" style:parent-style-name="Default_20_Paragraph_20_Font">
      <style:text-properties style:font-name="Courier New" fo:font-size="10pt" style:font-size-asian="10pt" style:font-name-complex="Courier New2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font-weight="bold" style:font-weight-asian="bold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outline-level-style>
      <text:outline-level-style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outline-level-style>
      <text:outline-level-style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outline-level-style>
      <text:outline-level-style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.25in" fo:margin-left="1.99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.25in" fo:margin-left="1.99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.25in" fo:margin-left="1.99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42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4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4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.25in" fo:margin-left="1.99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42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42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42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1.0835in" fo:margin-left="1.6744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0835in" fo:margin-left="4.4307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.0835in" fo:margin-left="1.825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.25in" fo:margin-left="1.99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5in" fo:margin-left="2.2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09in" fo:text-indent="-0.25in" fo:margin-left="0.84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3409in" fo:text-indent="-0.25in" fo:margin-left="1.3409in"/>
        </style:list-level-properties>
      </text:list-level-style-number>
      <text:list-level-style-number text:level="3" style:num-suffix="." style:num-format="i" text:start-value="5" text:display-levels="2">
        <style:list-level-properties text:list-level-position-and-space-mode="label-alignment">
          <style:list-level-label-alignment text:label-followed-by="listtab" text:list-tab-stop-position="2.2161in" fo:text-indent="-0.5in" fo:margin-left="2.216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3409in" fo:text-indent="-0.25in" fo:margin-left="2.3409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8409in" fo:text-indent="-0.25in" fo:margin-left="2.8409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3409in" fo:text-indent="-0.1252in" fo:margin-left="3.3409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8409in" fo:text-indent="-0.25in" fo:margin-left="3.8409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.3409in" fo:text-indent="-0.25in" fo:margin-left="4.3409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8409in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" style:num-suffix="." style:num-format="1" text:start-value="2">
        <style:list-level-properties text:list-level-position-and-space-mode="label-alignment">
          <style:list-level-label-alignment text:label-followed-by="listtab" text:list-tab-stop-position="0.8409in" fo:text-indent="-0.25in" fo:margin-left="0.84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3409in" fo:text-indent="-0.25in" fo:margin-left="1.3409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8409in" fo:text-indent="-0.1252in" fo:margin-left="1.8409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3409in" fo:text-indent="-0.25in" fo:margin-left="2.3409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8409in" fo:text-indent="-0.25in" fo:margin-left="2.8409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3409in" fo:text-indent="-0.1252in" fo:margin-left="3.3409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8409in" fo:text-indent="-0.25in" fo:margin-left="3.8409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.3409in" fo:text-indent="-0.25in" fo:margin-left="4.3409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8409in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25in" fo:margin-left="0.4925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0.4925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Александр</meta:initial-creator>
    <dc:creator>apcel </dc:creator>
    <meta:editing-cycles>17</meta:editing-cycles>
    <meta:creation-date>2015-06-03T00:01:00</meta:creation-date>
    <dc:date>2015-09-09T21:03:35</dc:date>
    <meta:editing-duration>PT13M</meta:editing-duration>
    <meta:generator>OpenOffice/4.1.1$Linux OpenOffice.org_project/411m6$Build-9775</meta:generator>
    <meta:document-statistic meta:table-count="7" meta:image-count="0" meta:object-count="0" meta:page-count="23" meta:paragraph-count="379" meta:word-count="3124" meta:character-count="23211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